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3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3.595cm"/>
    </style:style>
    <style:style style:name="co10" style:family="table-column">
      <style:table-column-properties fo:break-before="auto" style:column-width="5.419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3.369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6.909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5.69cm"/>
    </style:style>
    <style:style style:name="co19" style:family="table-column">
      <style:table-column-properties fo:break-before="auto" style:column-width="4.8cm"/>
    </style:style>
    <style:style style:name="co20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60"/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5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/>
    <style:style style:name="ce9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21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4" table:default-cell-style-name="ce4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1"/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Total act</text:p>
          </table:table-cell>
          <table:table-cell office:value-type="string" calcext:value-type="string">
            <text:p>Michel</text:p>
          </table:table-cell>
          <table:table-cell/>
          <table:table-cell office:value-type="string" calcext:value-type="string">
            <text:p>100 days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NODE_QUARTZ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191314" calcext:value-type="float">
            <text:p>191314</text:p>
          </table:table-cell>
          <table:table-cell table:formula="of:=[.D8]/[.C8]" office:value-type="float" office:value="0.0318856666666667" calcext:value-type="float">
            <text:p>3,188567E-2</text:p>
          </table:table-cell>
          <table:table-cell table:style-name="ce3" office:value-type="float" office:value="0.03188567" calcext:value-type="float">
            <text:p>3,188567E-2</text:p>
          </table:table-cell>
          <table:table-cell table:style-name="ce1" office:value-type="float" office:value="0.334" calcext:value-type="float">
            <text:p>3,34E-001</text:p>
          </table:table-cell>
          <table:table-cell table:style-name="ce7" office:value-type="float" office:value="0.334" calcext:value-type="float">
            <text:p>3,34E-001</text:p>
          </table:table-cell>
          <table:table-cell/>
          <table:table-cell table:formula="of:=[.E8]*[.G8]*100/1000*24*3600" office:value-type="float" office:value="92.0143814400001" calcext:value-type="float">
            <text:p>92,01438144</text:p>
          </table:table-cell>
          <table:table-cell/>
          <table:table-cell table:formula="of:=[.H8]=[.G8]" office:value-type="boolean" office:boolean-value="true" calcext:value-type="boolean">
            <text:p>VERDADEIRO</text:p>
          </table:table-cell>
          <table:table-cell table:formula="of:=[.E8]/[.F8]" office:value-type="float" office:value="0.999999895459831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BUFFER_TUBE</text:p>
          </table:table-cell>
          <table:table-cell office:value-type="float" office:value="6500000" calcext:value-type="float">
            <text:p>6,50E+006</text:p>
          </table:table-cell>
          <table:table-cell office:value-type="float" office:value="64631" calcext:value-type="float">
            <text:p>64631</text:p>
          </table:table-cell>
          <table:table-cell table:formula="of:=[.D9]/[.C9]" office:value-type="float" office:value="0.00994323076923077" calcext:value-type="float">
            <text:p>9,943231E-3</text:p>
          </table:table-cell>
          <table:table-cell office:value-type="float" office:value="0.009943231" calcext:value-type="float">
            <text:p>9,943231E-003</text:p>
          </table:table-cell>
          <table:table-cell table:style-name="ce1" office:value-type="float" office:value="0.205" calcext:value-type="float">
            <text:p>2,05E-001</text:p>
          </table:table-cell>
          <table:table-cell table:style-name="ce7" office:value-type="float" office:value="0.205" calcext:value-type="float">
            <text:p>2,05E-001</text:p>
          </table:table-cell>
          <table:table-cell/>
          <table:table-cell table:formula="of:=[.E9]*[.G9]*100/1000*24*3600" office:value-type="float" office:value="17.6114503384615" calcext:value-type="float">
            <text:p>17,6114503385</text:p>
          </table:table-cell>
          <table:table-cell/>
          <table:table-cell table:formula="of:=[.H9]=[.G9]" office:value-type="boolean" office:boolean-value="true" calcext:value-type="boolean">
            <text:p>VERDADEIRO</text:p>
          </table:table-cell>
          <table:table-cell table:formula="of:=[.E9]/[.F9]" office:value-type="float" office:value="0.999999976791323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CARRIER_PLATE</text:p>
          </table:table-cell>
          <table:table-cell office:value-type="float" office:value="60000000" calcext:value-type="float">
            <text:p>6,00E+007</text:p>
          </table:table-cell>
          <table:table-cell office:value-type="float" office:value="84574" calcext:value-type="float">
            <text:p>84574</text:p>
          </table:table-cell>
          <table:table-cell table:formula="of:=[.D10]/[.C10]" office:value-type="float" office:value="0.00140956666666667" calcext:value-type="float">
            <text:p>1,409567E-3</text:p>
          </table:table-cell>
          <table:table-cell office:value-type="float" office:value="0.001409567" calcext:value-type="float">
            <text:p>1,409567E-003</text:p>
          </table:table-cell>
          <table:table-cell office:value-type="float" office:value="2.58" calcext:value-type="float">
            <text:p>2,58</text:p>
          </table:table-cell>
          <table:table-cell table:style-name="ce7" office:value-type="float" office:value="2.58" calcext:value-type="float">
            <text:p>2,58E+000</text:p>
          </table:table-cell>
          <table:table-cell/>
          <table:table-cell table:formula="of:=[.E10]*[.G10]*100/1000*24*3600" office:value-type="float" office:value="31.4209324800001" calcext:value-type="float">
            <text:p>31,42093248</text:p>
          </table:table-cell>
          <table:table-cell/>
          <table:table-cell table:formula="of:=[.H10]=[.G10]" office:value-type="boolean" office:boolean-value="true" calcext:value-type="boolean">
            <text:p>VERDADEIRO</text:p>
          </table:table-cell>
          <table:table-cell table:formula="of:=[.E10]/[.F10]" office:value-type="float" office:value="0.99999976352076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DB_PLUG</text:p>
          </table:table-cell>
          <table:table-cell office:value-type="float" office:value="400000000" calcext:value-type="float">
            <text:p>4,00E+008</text:p>
          </table:table-cell>
          <table:table-cell office:value-type="float" office:value="14517" calcext:value-type="float">
            <text:p>14517</text:p>
          </table:table-cell>
          <table:table-cell table:formula="of:=[.D11]/[.C11]" office:value-type="float" office:value="0.0000362925" calcext:value-type="float">
            <text:p>3,629250E-5</text:p>
          </table:table-cell>
          <table:table-cell office:value-type="float" office:value="0.0000362925" calcext:value-type="float">
            <text:p>3,629250E-005</text:p>
          </table:table-cell>
          <table:table-cell table:style-name="ce1" office:value-type="float" office:value="179" calcext:value-type="float">
            <text:p>1,79E+002</text:p>
          </table:table-cell>
          <table:table-cell table:style-name="ce7" office:value-type="float" office:value="179" calcext:value-type="float">
            <text:p>1,79E+002</text:p>
          </table:table-cell>
          <table:table-cell/>
          <table:table-cell table:formula="of:=[.E11]*[.G11]*100/1000*24*3600" office:value-type="float" office:value="56.1285288" calcext:value-type="float">
            <text:p>56,1285288</text:p>
          </table:table-cell>
          <table:table-cell/>
          <table:table-cell table:formula="of:=[.H11]=[.G11]" office:value-type="boolean" office:boolean-value="true" calcext:value-type="boolean">
            <text:p>VERDADEIRO</text:p>
          </table:table-cell>
          <table:table-cell table:formula="of:=[.E11]/[.F11]" office:value-type="float" office:value="1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DICE_BOARD</text:p>
          </table:table-cell>
          <table:table-cell office:value-type="float" office:value="6500000" calcext:value-type="float">
            <text:p>6,50E+006</text:p>
          </table:table-cell>
          <table:table-cell office:value-type="float" office:value="149489" calcext:value-type="float">
            <text:p>149489</text:p>
          </table:table-cell>
          <table:table-cell table:formula="of:=[.D12]/[.C12]" office:value-type="float" office:value="0.0229983076923077" calcext:value-type="float">
            <text:p>2,299831E-2</text:p>
          </table:table-cell>
          <table:table-cell office:value-type="float" office:value="0.02299831" calcext:value-type="float">
            <text:p>2,299831E-002</text:p>
          </table:table-cell>
          <table:table-cell office:value-type="float" office:value="2.12" calcext:value-type="float">
            <text:p>2,12</text:p>
          </table:table-cell>
          <table:table-cell table:style-name="ce7" office:value-type="float" office:value="2.12" calcext:value-type="float">
            <text:p>2,12E+000</text:p>
          </table:table-cell>
          <table:table-cell/>
          <table:table-cell table:formula="of:=[.E12]*[.G12]*100/1000*24*3600" office:value-type="float" office:value="421.255402338462" calcext:value-type="float">
            <text:p>421,2554023385</text:p>
          </table:table-cell>
          <table:table-cell/>
          <table:table-cell table:formula="of:=[.H12]=[.G12]" office:value-type="boolean" office:boolean-value="true" calcext:value-type="boolean">
            <text:p>VERDADEIRO</text:p>
          </table:table-cell>
          <table:table-cell table:formula="of:=[.E12]/[.F12]" office:value-type="float" office:value="0.999999899658179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DRIFT_TUBE</text:p>
          </table:table-cell>
          <table:table-cell office:value-type="float" office:value="6500000" calcext:value-type="float">
            <text:p>6,50E+006</text:p>
          </table:table-cell>
          <table:table-cell office:value-type="float" office:value="153547" calcext:value-type="float">
            <text:p>153547</text:p>
          </table:table-cell>
          <table:table-cell table:formula="of:=[.D13]/[.C13]" office:value-type="float" office:value="0.0236226153846154" calcext:value-type="float">
            <text:p>2,362262E-2</text:p>
          </table:table-cell>
          <table:table-cell office:value-type="float" office:value="0.02362262" calcext:value-type="float">
            <text:p>2,362262E-002</text:p>
          </table:table-cell>
          <table:table-cell office:value-type="float" office:value="1.04" calcext:value-type="float">
            <text:p>1,04</text:p>
          </table:table-cell>
          <table:table-cell table:style-name="ce7" office:value-type="float" office:value="1.04" calcext:value-type="float">
            <text:p>1,04E+000</text:p>
          </table:table-cell>
          <table:table-cell/>
          <table:table-cell table:formula="of:=[.E13]*[.G13]*100/1000*24*3600" office:value-type="float" office:value="212.2633728" calcext:value-type="float">
            <text:p>212,2633728</text:p>
          </table:table-cell>
          <table:table-cell/>
          <table:table-cell table:formula="of:=[.H13]=[.G13]" office:value-type="boolean" office:boolean-value="true" calcext:value-type="boolean">
            <text:p>VERDADEIRO</text:p>
          </table:table-cell>
          <table:table-cell table:formula="of:=[.E13]/[.F13]" office:value-type="float" office:value="0.999999804620122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ENCLOSURE_BODY</text:p>
          </table:table-cell>
          <table:table-cell office:value-type="float" office:value="100000000" calcext:value-type="float">
            <text:p>1,00E+008</text:p>
          </table:table-cell>
          <table:table-cell office:value-type="float" office:value="82270" calcext:value-type="float">
            <text:p>82270</text:p>
          </table:table-cell>
          <table:table-cell table:formula="of:=[.D14]/[.C14]" office:value-type="float" office:value="0.0008227" calcext:value-type="float">
            <text:p>8,227000E-4</text:p>
          </table:table-cell>
          <table:table-cell office:value-type="float" office:value="0.0008227" calcext:value-type="float">
            <text:p>8,227000E-004</text:p>
          </table:table-cell>
          <table:table-cell table:style-name="ce1" office:value-type="float" office:value="0.59" calcext:value-type="float">
            <text:p>5,90E-001</text:p>
          </table:table-cell>
          <table:table-cell table:style-name="ce7" office:value-type="float" office:value="0.59" calcext:value-type="float">
            <text:p>5,90E-001</text:p>
          </table:table-cell>
          <table:table-cell/>
          <table:table-cell table:formula="of:=[.E14]*[.G14]*100/1000*24*3600" office:value-type="float" office:value="4.19379552" calcext:value-type="float">
            <text:p>4,19379552</text:p>
          </table:table-cell>
          <table:table-cell/>
          <table:table-cell table:formula="of:=[.H14]=[.G14]" office:value-type="boolean" office:boolean-value="true" calcext:value-type="boolean">
            <text:p>VERDADEIRO</text:p>
          </table:table-cell>
          <table:table-cell table:formula="of:=[.E14]/[.F14]" office:value-type="float" office:value="1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ENCLOSURE_WINDOW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81544" calcext:value-type="float">
            <text:p>81544</text:p>
          </table:table-cell>
          <table:table-cell table:formula="of:=[.D15]/[.C15]" office:value-type="float" office:value="0.00906044444444444" calcext:value-type="float">
            <text:p>9,060444E-3</text:p>
          </table:table-cell>
          <table:table-cell office:value-type="float" office:value="0.009060444" calcext:value-type="float">
            <text:p>9,060444E-003</text:p>
          </table:table-cell>
          <table:table-cell table:style-name="ce1" office:value-type="float" office:value="0.502" calcext:value-type="float">
            <text:p>5,02E-001</text:p>
          </table:table-cell>
          <table:table-cell table:style-name="ce7" office:value-type="float" office:value="0.502" calcext:value-type="float">
            <text:p>5,02E-001</text:p>
          </table:table-cell>
          <table:table-cell/>
          <table:table-cell table:formula="of:=[.E15]*[.G15]*100/1000*24*3600" office:value-type="float" office:value="39.29768448" calcext:value-type="float">
            <text:p>39,29768448</text:p>
          </table:table-cell>
          <table:table-cell/>
          <table:table-cell table:formula="of:=[.H15]=[.G15]" office:value-type="boolean" office:boolean-value="true" calcext:value-type="boolean">
            <text:p>VERDADEIRO</text:p>
          </table:table-cell>
          <table:table-cell table:formula="of:=[.E15]/[.F15]" office:value-type="float" office:value="1.00000004905327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ICS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113383" calcext:value-type="float">
            <text:p>113383</text:p>
          </table:table-cell>
          <table:table-cell table:formula="of:=[.D16]/[.C16]" office:value-type="float" office:value="0.00453532" calcext:value-type="float">
            <text:p>4,535320E-3</text:p>
          </table:table-cell>
          <table:table-cell office:value-type="float" office:value="0.00453532" calcext:value-type="float">
            <text:p>4,535320E-003</text:p>
          </table:table-cell>
          <table:table-cell office:value-type="float" office:value="7.38" calcext:value-type="float">
            <text:p>7,38</text:p>
          </table:table-cell>
          <table:table-cell table:style-name="ce7" office:value-type="float" office:value="7.38" calcext:value-type="float">
            <text:p>7,38E+000</text:p>
          </table:table-cell>
          <table:table-cell/>
          <table:table-cell table:formula="of:=[.E16]*[.G16]*100/1000*24*3600" office:value-type="float" office:value="289.186516224" calcext:value-type="float">
            <text:p>289,186516224</text:p>
          </table:table-cell>
          <table:table-cell/>
          <table:table-cell table:formula="of:=[.H16]=[.G16]" office:value-type="boolean" office:boolean-value="true" calcext:value-type="boolean">
            <text:p>VERDADEIRO</text:p>
          </table:table-cell>
          <table:table-cell table:formula="of:=[.E16]/[.F16]" office:value-type="float" office:value="1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OPTICAL_PAD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75179" calcext:value-type="float">
            <text:p>75179</text:p>
          </table:table-cell>
          <table:table-cell table:formula="of:=[.D17]/[.C17]" office:value-type="float" office:value="0.00835322222222222" calcext:value-type="float">
            <text:p>8,353222E-3</text:p>
          </table:table-cell>
          <table:table-cell office:value-type="float" office:value="0.008353222" calcext:value-type="float">
            <text:p>8,353222E-003</text:p>
          </table:table-cell>
          <table:table-cell table:style-name="ce1" office:value-type="float" office:value="0.565" calcext:value-type="float">
            <text:p>5,65E-001</text:p>
          </table:table-cell>
          <table:table-cell table:style-name="ce7" office:value-type="float" office:value="0.565" calcext:value-type="float">
            <text:p>5,65E-001</text:p>
          </table:table-cell>
          <table:table-cell/>
          <table:table-cell table:formula="of:=[.E17]*[.G17]*100/1000*24*3600" office:value-type="float" office:value="40.7770896" calcext:value-type="float">
            <text:p>40,7770896</text:p>
          </table:table-cell>
          <table:table-cell/>
          <table:table-cell table:formula="of:=[.H17]=[.G17]" office:value-type="boolean" office:boolean-value="true" calcext:value-type="boolean">
            <text:p>VERDADEIRO</text:p>
          </table:table-cell>
          <table:table-cell table:formula="of:=[.E17]/[.F17]" office:value-type="float" office:value="1.00000002660317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PEDESTAL</text:p>
          </table:table-cell>
          <table:table-cell office:value-type="float" office:value="400000000" calcext:value-type="float">
            <text:p>4,00E+008</text:p>
          </table:table-cell>
          <table:table-cell office:value-type="float" office:value="24049" calcext:value-type="float">
            <text:p>24049</text:p>
          </table:table-cell>
          <table:table-cell table:formula="of:=[.D18]/[.C18]" office:value-type="float" office:value="0.0000601225" calcext:value-type="float">
            <text:p>6,012250E-5</text:p>
          </table:table-cell>
          <table:table-cell table:style-name="ce5"/>
          <table:table-cell table:style-name="ce1" office:value-type="float" office:value="166" calcext:value-type="float">
            <text:p>1,66E+002</text:p>
          </table:table-cell>
          <table:table-cell table:number-columns-repeated="2"/>
          <table:table-cell table:formula="of:=[.E18]*[.G18]*100/1000*24*3600" office:value-type="float" office:value="86.2300944" calcext:value-type="float">
            <text:p>86,2300944</text:p>
          </table:table-cell>
          <table:table-cell/>
          <table:table-cell table:formula="of:=[.H18]=[.G18]" office:value-type="boolean" office:boolean-value="false" calcext:value-type="boolean">
            <text:p>FALSO</text:p>
          </table:table-cell>
          <table:table-cell table:formula="of:=[.E18]/[.F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MT_BASE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45451" calcext:value-type="float">
            <text:p>45451</text:p>
          </table:table-cell>
          <table:table-cell table:formula="of:=[.D19]/[.C19]" office:value-type="float" office:value="0.00181804" calcext:value-type="float">
            <text:p>1,818040E-3</text:p>
          </table:table-cell>
          <table:table-cell office:value-type="float" office:value="0.00181804" calcext:value-type="float">
            <text:p>1,818040E-003</text:p>
          </table:table-cell>
          <table:table-cell office:value-type="float" office:value="7.03" calcext:value-type="float">
            <text:p>7,03</text:p>
          </table:table-cell>
          <table:table-cell table:style-name="ce7" office:value-type="float" office:value="7.03" calcext:value-type="float">
            <text:p>7,03E+000</text:p>
          </table:table-cell>
          <table:table-cell/>
          <table:table-cell table:formula="of:=[.E19]*[.G19]*100/1000*24*3600" office:value-type="float" office:value="110.426295168" calcext:value-type="float">
            <text:p>110,426295168</text:p>
          </table:table-cell>
          <table:table-cell/>
          <table:table-cell table:formula="of:=[.H19]=[.G19]" office:value-type="boolean" office:boolean-value="true" calcext:value-type="boolean">
            <text:p>VERDADEIRO</text:p>
          </table:table-cell>
          <table:table-cell table:formula="of:=[.E19]/[.F19]" office:value-type="float" office:value="1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PMT_BODY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92834" calcext:value-type="float">
            <text:p>92834</text:p>
          </table:table-cell>
          <table:table-cell table:formula="of:=[.D20]/[.C20]" office:value-type="float" office:value="0.00371336" calcext:value-type="float">
            <text:p>3,713360E-3</text:p>
          </table:table-cell>
          <table:table-cell office:value-type="float" office:value="0.00371336" calcext:value-type="float">
            <text:p>3,713360E-003</text:p>
          </table:table-cell>
          <table:table-cell office:value-type="float" office:value="4.2" calcext:value-type="float">
            <text:p>4,2</text:p>
          </table:table-cell>
          <table:table-cell table:style-name="ce7" office:value-type="float" office:value="4.2" calcext:value-type="float">
            <text:p>4,20E+000</text:p>
          </table:table-cell>
          <table:table-cell/>
          <table:table-cell table:formula="of:=[.E20]*[.G20]*100/1000*24*3600" office:value-type="float" office:value="134.75040768" calcext:value-type="float">
            <text:p>134,75040768</text:p>
          </table:table-cell>
          <table:table-cell/>
          <table:table-cell table:formula="of:=[.H20]=[.G20]" office:value-type="boolean" office:boolean-value="true" calcext:value-type="boolean">
            <text:p>VERDADEIRO</text:p>
          </table:table-cell>
          <table:table-cell table:formula="of:=[.E20]/[.F20]" office:value-type="float" office:value="1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SHIELDING_LEAD</text:p>
          </table:table-cell>
          <table:table-cell office:value-type="float" office:value="11000000000" calcext:value-type="float">
            <text:p>1,10E+010</text:p>
          </table:table-cell>
          <table:table-cell office:value-type="float" office:value="87635" calcext:value-type="float">
            <text:p>87635</text:p>
          </table:table-cell>
          <table:table-cell table:formula="of:=[.D21]/[.C21]" office:value-type="float" office:value="0.00000796681818181818" calcext:value-type="float">
            <text:p>7,966818E-6</text:p>
          </table:table-cell>
          <table:table-cell table:style-name="ce5"/>
          <table:table-cell table:style-name="ce1" office:value-type="float" office:value="5450" calcext:value-type="float">
            <text:p>5,45E+003</text:p>
          </table:table-cell>
          <table:table-cell table:number-columns-repeated="2"/>
          <table:table-cell table:formula="of:=[.E21]*[.G21]*100/1000*24*3600" office:value-type="float" office:value="375.141534545454" calcext:value-type="float">
            <text:p>375,1415345455</text:p>
          </table:table-cell>
          <table:table-cell/>
          <table:table-cell table:formula="of:=[.H21]=[.G21]" office:value-type="boolean" office:boolean-value="false" calcext:value-type="boolean">
            <text:p>FALSO</text:p>
          </table:table-cell>
          <table:table-cell table:formula="of:=[.E21]/[.F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HIELDING_STRUCT</text:p>
          </table:table-cell>
          <table:table-cell office:value-type="float" office:value="11000000000" calcext:value-type="float">
            <text:p>1,10E+010</text:p>
          </table:table-cell>
          <table:table-cell office:value-type="float" office:value="25646" calcext:value-type="float">
            <text:p>25646</text:p>
          </table:table-cell>
          <table:table-cell table:formula="of:=[.D22]/[.C22]" office:value-type="float" office:value="0.00000233145454545455" calcext:value-type="float">
            <text:p>2,331455E-6</text:p>
          </table:table-cell>
          <table:table-cell table:style-name="ce5"/>
          <table:table-cell table:style-name="ce1" office:value-type="float" office:value="105000" calcext:value-type="float">
            <text:p>1,05E+005</text:p>
          </table:table-cell>
          <table:table-cell table:number-columns-repeated="2"/>
          <table:table-cell table:formula="of:=[.E22]*[.G22]*100/1000*24*3600" office:value-type="float" office:value="2115.09556363637" calcext:value-type="float">
            <text:p>2115,0955636364</text:p>
          </table:table-cell>
          <table:table-cell/>
          <table:table-cell table:formula="of:=[.H22]=[.G22]" office:value-type="boolean" office:boolean-value="false" calcext:value-type="boolean">
            <text:p>FALSO</text:p>
          </table:table-cell>
          <table:table-cell table:formula="of:=[.E22]/[.F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UPPORT_PLATE</text:p>
          </table:table-cell>
          <table:table-cell office:value-type="float" office:value="35000000" calcext:value-type="float">
            <text:p>3,50E+007</text:p>
          </table:table-cell>
          <table:table-cell office:value-type="float" office:value="95992" calcext:value-type="float">
            <text:p>95992</text:p>
          </table:table-cell>
          <table:table-cell table:formula="of:=[.D23]/[.C23]" office:value-type="float" office:value="0.00274262857142857" calcext:value-type="float">
            <text:p>2,742629E-3</text:p>
          </table:table-cell>
          <table:table-cell office:value-type="float" office:value="0.002742629" calcext:value-type="float">
            <text:p>2,742629E-003</text:p>
          </table:table-cell>
          <table:table-cell office:value-type="float" office:value="3.64" calcext:value-type="float">
            <text:p>3,64</text:p>
          </table:table-cell>
          <table:table-cell table:style-name="ce7" office:value-type="float" office:value="3.64" calcext:value-type="float">
            <text:p>3,64E+000</text:p>
          </table:table-cell>
          <table:table-cell/>
          <table:table-cell table:formula="of:=[.E23]*[.G23]*100/1000*24*3600" office:value-type="float" office:value="86.25457152" calcext:value-type="float">
            <text:p>86,25457152</text:p>
          </table:table-cell>
          <table:table-cell/>
          <table:table-cell table:formula="of:=[.H23]=[.G23]" office:value-type="boolean" office:boolean-value="true" calcext:value-type="boolean">
            <text:p>VERDADEIRO</text:p>
          </table:table-cell>
          <table:table-cell table:formula="of:=[.E23]/[.F23]" office:value-type="float" office:value="0.999999843737002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VESSEL</text:p>
          </table:table-cell>
          <table:table-cell office:value-type="float" office:value="400000000" calcext:value-type="float">
            <text:p>4,00E+008</text:p>
          </table:table-cell>
          <table:table-cell office:value-type="float" office:value="105204" calcext:value-type="float">
            <text:p>105204</text:p>
          </table:table-cell>
          <table:table-cell table:formula="of:=[.D24]/[.C24]" office:value-type="float" office:value="0.00026301" calcext:value-type="float">
            <text:p>2,630100E-4</text:p>
          </table:table-cell>
          <table:table-cell office:value-type="float" office:value="0.00026301" calcext:value-type="float">
            <text:p>2,630100E-004</text:p>
          </table:table-cell>
          <table:table-cell table:style-name="ce1" office:value-type="float" office:value="297" calcext:value-type="float">
            <text:p>2,97E+002</text:p>
          </table:table-cell>
          <table:table-cell table:style-name="ce7" office:value-type="float" office:value="297" calcext:value-type="float">
            <text:p>2,97E+002</text:p>
          </table:table-cell>
          <table:table-cell/>
          <table:table-cell table:formula="of:=[.E24]*[.G24]*100/1000*24*3600" office:value-type="float" office:value="674.9047008" calcext:value-type="float">
            <text:p>674,9047008</text:p>
          </table:table-cell>
          <table:table-cell/>
          <table:table-cell table:formula="of:=[.H24]=[.G24]" office:value-type="boolean" office:boolean-value="true" calcext:value-type="boolean">
            <text:p>VERDADEIRO</text:p>
          </table:table-cell>
          <table:table-cell table:formula="of:=[.E24]/[.F24]" office:value-type="float" office:value="1" calcext:value-type="float">
            <text:p>1,00E+000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formula="of:=MIN(([.D8:.D24]))" office:value-type="float" office:value="14517" calcext:value-type="float">
            <text:p>14517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</table:table>
      <table:table table:name="Co60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default-cell-style-name="Default"/>
        <table:table-column table:style-name="co9" table:default-cell-style-name="ce5"/>
        <table:table-column table:style-name="co10" table:default-cell-style-name="ce4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" table:default-cell-style-name="Default"/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Total act</text:p>
          </table:table-cell>
          <table:table-cell office:value-type="string" calcext:value-type="string">
            <text:p>Michel</text:p>
          </table:table-cell>
          <table:table-cell/>
          <table:table-cell office:value-type="string" calcext:value-type="string">
            <text:p>100 días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NODE_QUARTZ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118060" calcext:value-type="float">
            <text:p>118060</text:p>
          </table:table-cell>
          <table:table-cell table:formula="of:=[.E8]/[.D8]" office:value-type="float" office:value="0.0393533333333333" calcext:value-type="float">
            <text:p>3,935333E-002</text:p>
          </table:table-cell>
          <table:table-cell office:value-type="float" office:value="0.03935333" calcext:value-type="float">
            <text:p>3,935333E-00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,00E+000</text:p>
          </table:table-cell>
          <table:table-cell/>
          <table:table-cell table:formula="of:=[.F8]*[.H8]*100/1000*24*3600" office:value-type="float" office:value="0" calcext:value-type="float">
            <text:p>0</text:p>
          </table:table-cell>
          <table:table-cell/>
          <table:table-cell table:formula="of:=[.I8]=[.H8]" office:value-type="boolean" office:boolean-value="true" calcext:value-type="boolean">
            <text:p>VERDADEIRO</text:p>
          </table:table-cell>
          <table:table-cell table:formula="of:=[.F8]/[.G8]" office:value-type="float" office:value="1.0000000847027" calcext:value-type="float">
            <text:p>1,00000008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UFFER_TUBE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53457" calcext:value-type="float">
            <text:p>53457</text:p>
          </table:table-cell>
          <table:table-cell table:formula="of:=[.E9]/[.D9]" office:value-type="float" office:value="0.017819" calcext:value-type="float">
            <text:p>1,781900E-002</text:p>
          </table:table-cell>
          <table:table-cell office:value-type="float" office:value="0.017819" calcext:value-type="float">
            <text:p>1,781900E-002</text:p>
          </table:table-cell>
          <table:table-cell table:style-name="ce1" office:value-type="float" office:value="0.232" calcext:value-type="float">
            <text:p>2,32E-001</text:p>
          </table:table-cell>
          <table:table-cell table:style-name="ce7" office:value-type="float" office:value="0.232" calcext:value-type="float">
            <text:p>2,32E-001</text:p>
          </table:table-cell>
          <table:table-cell/>
          <table:table-cell table:formula="of:=[.F9]*[.H9]*100/1000*24*3600" office:value-type="float" office:value="35.71782912" calcext:value-type="float">
            <text:p>35,71782912</text:p>
          </table:table-cell>
          <table:table-cell/>
          <table:table-cell table:formula="of:=[.I9]=[.H9]" office:value-type="boolean" office:boolean-value="true" calcext:value-type="boolean">
            <text:p>VERDADEIRO</text:p>
          </table:table-cell>
          <table:table-cell table:formula="of:=[.F9]/[.G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RIER_PLATE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66581" calcext:value-type="float">
            <text:p>66581</text:p>
          </table:table-cell>
          <table:table-cell table:formula="of:=[.E10]/[.D10]" office:value-type="float" office:value="0.00266324" calcext:value-type="float">
            <text:p>2,663240E-003</text:p>
          </table:table-cell>
          <table:table-cell office:value-type="float" office:value="0.00266324" calcext:value-type="float">
            <text:p>2,663240E-003</text:p>
          </table:table-cell>
          <table:table-cell office:value-type="float" office:value="8.82" calcext:value-type="float">
            <text:p>8,82</text:p>
          </table:table-cell>
          <table:table-cell table:style-name="ce7" office:value-type="float" office:value="8.82" calcext:value-type="float">
            <text:p>8,82E+000</text:p>
          </table:table-cell>
          <table:table-cell/>
          <table:table-cell table:formula="of:=[.F10]*[.H10]*100/1000*24*3600" office:value-type="float" office:value="202.951671552" calcext:value-type="float">
            <text:p>202,951671552</text:p>
          </table:table-cell>
          <table:table-cell/>
          <table:table-cell table:formula="of:=[.I10]=[.H10]" office:value-type="boolean" office:boolean-value="true" calcext:value-type="boolean">
            <text:p>VERDADEIRO</text:p>
          </table:table-cell>
          <table:table-cell table:formula="of:=[.F10]/[.G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B_PLUG</text:p>
          </table:table-cell>
          <table:table-cell office:value-type="float" office:value="200000000" calcext:value-type="float">
            <text:p>2,00E+008</text:p>
          </table:table-cell>
          <table:table-cell office:value-type="float" office:value="12120" calcext:value-type="float">
            <text:p>12120</text:p>
          </table:table-cell>
          <table:table-cell table:formula="of:=[.E11]/[.D11]" office:value-type="float" office:value="0.0000606" calcext:value-type="float">
            <text:p>6,060000E-005</text:p>
          </table:table-cell>
          <table:table-cell office:value-type="float" office:value="0.0000606" calcext:value-type="float">
            <text:p>6,060000E-005</text:p>
          </table:table-cell>
          <table:table-cell table:style-name="ce1" office:value-type="float" office:value="0.84" calcext:value-type="float">
            <text:p>8,40E-001</text:p>
          </table:table-cell>
          <table:table-cell table:style-name="ce7" office:value-type="float" office:value="0.84" calcext:value-type="float">
            <text:p>8,40E-001</text:p>
          </table:table-cell>
          <table:table-cell/>
          <table:table-cell table:formula="of:=[.F11]*[.H11]*100/1000*24*3600" office:value-type="float" office:value="0.43981056" calcext:value-type="float">
            <text:p>0,43981056</text:p>
          </table:table-cell>
          <table:table-cell/>
          <table:table-cell table:formula="of:=[.I11]=[.H11]" office:value-type="boolean" office:boolean-value="true" calcext:value-type="boolean">
            <text:p>VERDADEIRO</text:p>
          </table:table-cell>
          <table:table-cell table:formula="of:=[.F11]/[.G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CE_BOARD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118374" calcext:value-type="float">
            <text:p>118374</text:p>
          </table:table-cell>
          <table:table-cell table:formula="of:=[.E12]/[.D12]" office:value-type="float" office:value="0.039458" calcext:value-type="float">
            <text:p>3,945800E-002</text:p>
          </table:table-cell>
          <table:table-cell office:value-type="float" office:value="0.039458" calcext:value-type="float">
            <text:p>3,945800E-002</text:p>
          </table:table-cell>
          <table:table-cell table:style-name="ce1" office:value-type="float" office:value="0.227" calcext:value-type="float">
            <text:p>2,27E-001</text:p>
          </table:table-cell>
          <table:table-cell table:style-name="ce7" office:value-type="float" office:value="0.227" calcext:value-type="float">
            <text:p>2,27E-001</text:p>
          </table:table-cell>
          <table:table-cell/>
          <table:table-cell table:formula="of:=[.F12]*[.H12]*100/1000*24*3600" office:value-type="float" office:value="77.38818624" calcext:value-type="float">
            <text:p>77,38818624</text:p>
          </table:table-cell>
          <table:table-cell/>
          <table:table-cell table:formula="of:=[.I12]=[.H12]" office:value-type="boolean" office:boolean-value="true" calcext:value-type="boolean">
            <text:p>VERDADEIRO</text:p>
          </table:table-cell>
          <table:table-cell table:formula="of:=[.F12]/[.G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IFT_TUBE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124417" calcext:value-type="float">
            <text:p>124417</text:p>
          </table:table-cell>
          <table:table-cell table:formula="of:=[.E13]/[.D13]" office:value-type="float" office:value="0.0414723333333333" calcext:value-type="float">
            <text:p>4,147233E-002</text:p>
          </table:table-cell>
          <table:table-cell office:value-type="float" office:value="0.04147233" calcext:value-type="float">
            <text:p>4,147233E-002</text:p>
          </table:table-cell>
          <table:table-cell table:style-name="ce1" office:value-type="float" office:value="0.966" calcext:value-type="float">
            <text:p>9,66E-001</text:p>
          </table:table-cell>
          <table:table-cell table:style-name="ce7" office:value-type="float" office:value="0.966" calcext:value-type="float">
            <text:p>9,66E-001</text:p>
          </table:table-cell>
          <table:table-cell/>
          <table:table-cell table:formula="of:=[.F13]*[.H13]*100/1000*24*3600" office:value-type="float" office:value="346.13804736" calcext:value-type="float">
            <text:p>346,13804736</text:p>
          </table:table-cell>
          <table:table-cell/>
          <table:table-cell table:formula="of:=[.I13]=[.H13]" office:value-type="boolean" office:boolean-value="true" calcext:value-type="boolean">
            <text:p>VERDADEIRO</text:p>
          </table:table-cell>
          <table:table-cell table:formula="of:=[.F13]/[.G13]" office:value-type="float" office:value="1.00000008037487" calcext:value-type="float">
            <text:p>1,00000008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CLOSURE_BODY</text:p>
          </table:table-cell>
          <table:table-cell office:value-type="float" office:value="40000000" calcext:value-type="float">
            <text:p>4,00E+007</text:p>
          </table:table-cell>
          <table:table-cell office:value-type="float" office:value="61029" calcext:value-type="float">
            <text:p>61029</text:p>
          </table:table-cell>
          <table:table-cell table:formula="of:=[.E14]/[.D14]" office:value-type="float" office:value="0.001525725" calcext:value-type="float">
            <text:p>1,525725E-003</text:p>
          </table:table-cell>
          <table:table-cell office:value-type="float" office:value="0.001525725" calcext:value-type="float">
            <text:p>1,525725E-003</text:p>
          </table:table-cell>
          <table:table-cell office:value-type="float" office:value="2.02" calcext:value-type="float">
            <text:p>2,02</text:p>
          </table:table-cell>
          <table:table-cell table:style-name="ce7" office:value-type="float" office:value="2.02" calcext:value-type="float">
            <text:p>2,02E+000</text:p>
          </table:table-cell>
          <table:table-cell/>
          <table:table-cell table:formula="of:=[.F14]*[.H14]*100/1000*24*3600" office:value-type="float" office:value="26.62817328" calcext:value-type="float">
            <text:p>26,62817328</text:p>
          </table:table-cell>
          <table:table-cell/>
          <table:table-cell table:formula="of:=[.I14]=[.H14]" office:value-type="boolean" office:boolean-value="true" calcext:value-type="boolean">
            <text:p>VERDADEIRO</text:p>
          </table:table-cell>
          <table:table-cell table:formula="of:=[.F14]/[.G14]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NCLOSURE_WINDOW</text:p>
          </table:table-cell>
          <table:table-cell office:value-type="float" office:value="4000000" calcext:value-type="float">
            <text:p>4,00E+006</text:p>
          </table:table-cell>
          <table:table-cell office:value-type="float" office:value="64643" calcext:value-type="float">
            <text:p>64643</text:p>
          </table:table-cell>
          <table:table-cell table:formula="of:=[.E15]/[.D15]" office:value-type="float" office:value="0.01616075" calcext:value-type="float">
            <text:p>1,616075E-002</text:p>
          </table:table-cell>
          <table:table-cell office:value-type="float" office:value="0.01616075" calcext:value-type="float">
            <text:p>1,616075E-00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,00E+000</text:p>
          </table:table-cell>
          <table:table-cell/>
          <table:table-cell table:formula="of:=[.F15]*[.H15]*100/1000*24*3600" office:value-type="float" office:value="0" calcext:value-type="float">
            <text:p>0</text:p>
          </table:table-cell>
          <table:table-cell/>
          <table:table-cell table:formula="of:=[.I15]=[.H15]" office:value-type="boolean" office:boolean-value="true" calcext:value-type="boolean">
            <text:p>VERDADEIRO</text:p>
          </table:table-cell>
          <table:table-cell table:formula="of:=[.F15]/[.G1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S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76468" calcext:value-type="float">
            <text:p>76468</text:p>
          </table:table-cell>
          <table:table-cell table:formula="of:=[.E16]/[.D16]" office:value-type="float" office:value="0.00849644444444444" calcext:value-type="float">
            <text:p>8,496444E-003</text:p>
          </table:table-cell>
          <table:table-cell office:value-type="float" office:value="0.008496444" calcext:value-type="float">
            <text:p>8,496444E-003</text:p>
          </table:table-cell>
          <table:table-cell table:style-name="ce1" office:value-type="float" office:value="25.2" calcext:value-type="float">
            <text:p>2,52E+001</text:p>
          </table:table-cell>
          <table:table-cell table:style-name="ce7" office:value-type="float" office:value="25.2" calcext:value-type="float">
            <text:p>2,52E+001</text:p>
          </table:table-cell>
          <table:table-cell/>
          <table:table-cell table:formula="of:=[.F16]*[.H16]*100/1000*24*3600" office:value-type="float" office:value="1849.913856" calcext:value-type="float">
            <text:p>1849,913856</text:p>
          </table:table-cell>
          <table:table-cell/>
          <table:table-cell table:formula="of:=[.I16]=[.H16]" office:value-type="boolean" office:boolean-value="true" calcext:value-type="boolean">
            <text:p>VERDADEIRO</text:p>
          </table:table-cell>
          <table:table-cell table:formula="of:=[.F16]/[.G16]" office:value-type="float" office:value="1.00000005230947" calcext:value-type="float">
            <text:p>1,00000005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TICAL_PAD</text:p>
          </table:table-cell>
          <table:table-cell office:value-type="float" office:value="4000000" calcext:value-type="float">
            <text:p>4,00E+006</text:p>
          </table:table-cell>
          <table:table-cell office:value-type="float" office:value="62145" calcext:value-type="float">
            <text:p>62145</text:p>
          </table:table-cell>
          <table:table-cell table:formula="of:=[.E17]/[.D17]" office:value-type="float" office:value="0.01553625" calcext:value-type="float">
            <text:p>1,553625E-002</text:p>
          </table:table-cell>
          <table:table-cell office:value-type="float" office:value="0.01553625" calcext:value-type="float">
            <text:p>1,553625E-002</text:p>
          </table:table-cell>
          <table:table-cell table:style-name="ce1" office:value-type="float" office:value="0.116" calcext:value-type="float">
            <text:p>1,16E-001</text:p>
          </table:table-cell>
          <table:table-cell table:style-name="ce7" office:value-type="float" office:value="0.116" calcext:value-type="float">
            <text:p>1,16E-001</text:p>
          </table:table-cell>
          <table:table-cell/>
          <table:table-cell table:formula="of:=[.F17]*[.H17]*100/1000*24*3600" office:value-type="float" office:value="15.5710512" calcext:value-type="float">
            <text:p>15,5710512</text:p>
          </table:table-cell>
          <table:table-cell/>
          <table:table-cell table:formula="of:=[.I17]=[.H17]" office:value-type="boolean" office:boolean-value="true" calcext:value-type="boolean">
            <text:p>VERDADEIRO</text:p>
          </table:table-cell>
          <table:table-cell table:formula="of:=[.F17]/[.G1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AL</text:p>
          </table:table-cell>
          <table:table-cell office:value-type="float" office:value="200000000" calcext:value-type="float">
            <text:p>2,00E+008</text:p>
          </table:table-cell>
          <table:table-cell office:value-type="float" office:value="19239" calcext:value-type="float">
            <text:p>19239</text:p>
          </table:table-cell>
          <table:table-cell table:formula="of:=[.E18]/[.D18]" office:value-type="float" office:value="0.000096195" calcext:value-type="float">
            <text:p>9,619500E-005</text:p>
          </table:table-cell>
          <table:table-cell table:style-name="ce5"/>
          <table:table-cell table:style-name="ce1" office:value-type="float" office:value="1580" calcext:value-type="float">
            <text:p>1,58E+003</text:p>
          </table:table-cell>
          <table:table-cell table:number-columns-repeated="2"/>
          <table:table-cell table:formula="of:=[.F18]*[.H18]*100/1000*24*3600" office:value-type="float" office:value="1313.177184" calcext:value-type="float">
            <text:p>1313,177184</text:p>
          </table:table-cell>
          <table:table-cell/>
          <table:table-cell table:formula="of:=[.I18]=[.H18]" office:value-type="boolean" office:boolean-value="false" calcext:value-type="boolean">
            <text:p>FALSO</text:p>
          </table:table-cell>
          <table:table-cell table:formula="of:=[.F18]/[.G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T_BASE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30249" calcext:value-type="float">
            <text:p>30249</text:p>
          </table:table-cell>
          <table:table-cell table:formula="of:=[.E19]/[.D19]" office:value-type="float" office:value="0.003361" calcext:value-type="float">
            <text:p>3,361000E-003</text:p>
          </table:table-cell>
          <table:table-cell office:value-type="float" office:value="0.003361" calcext:value-type="float">
            <text:p>3,361000E-003</text:p>
          </table:table-cell>
          <table:table-cell table:style-name="ce1" office:value-type="float" office:value="0.203" calcext:value-type="float">
            <text:p>2,03E-001</text:p>
          </table:table-cell>
          <table:table-cell table:style-name="ce7" office:value-type="float" office:value="0.203" calcext:value-type="float">
            <text:p>2,03E-001</text:p>
          </table:table-cell>
          <table:table-cell/>
          <table:table-cell table:formula="of:=[.F19]*[.H19]*100/1000*24*3600" office:value-type="float" office:value="5.89492512" calcext:value-type="float">
            <text:p>5,89492512</text:p>
          </table:table-cell>
          <table:table-cell/>
          <table:table-cell table:formula="of:=[.I19]=[.H19]" office:value-type="boolean" office:boolean-value="true" calcext:value-type="boolean">
            <text:p>VERDADEIRO</text:p>
          </table:table-cell>
          <table:table-cell table:formula="of:=[.F19]/[.G19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MT_BODY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62278" calcext:value-type="float">
            <text:p>62278</text:p>
          </table:table-cell>
          <table:table-cell table:formula="of:=[.E20]/[.D20]" office:value-type="float" office:value="0.00691977777777778" calcext:value-type="float">
            <text:p>6,919778E-003</text:p>
          </table:table-cell>
          <table:table-cell office:value-type="float" office:value="0.006919778" calcext:value-type="float">
            <text:p>6,919778E-003</text:p>
          </table:table-cell>
          <table:table-cell table:style-name="ce1" office:value-type="float" office:value="45.6" calcext:value-type="float">
            <text:p>4,56E+001</text:p>
          </table:table-cell>
          <table:table-cell table:style-name="ce7" office:value-type="float" office:value="45.6" calcext:value-type="float">
            <text:p>4,56E+001</text:p>
          </table:table-cell>
          <table:table-cell/>
          <table:table-cell table:formula="of:=[.F20]*[.H20]*100/1000*24*3600" office:value-type="float" office:value="2726.281728" calcext:value-type="float">
            <text:p>2726,281728</text:p>
          </table:table-cell>
          <table:table-cell/>
          <table:table-cell table:formula="of:=[.I20]=[.H20]" office:value-type="boolean" office:boolean-value="true" calcext:value-type="boolean">
            <text:p>VERDADEIRO</text:p>
          </table:table-cell>
          <table:table-cell table:formula="of:=[.F20]/[.G20]" office:value-type="float" office:value="0.999999967885932" calcext:value-type="float">
            <text:p>0,9999999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ING_LEAD</text:p>
          </table:table-cell>
          <table:table-cell office:value-type="float" office:value="8000000000" calcext:value-type="float">
            <text:p>8,00E+009</text:p>
          </table:table-cell>
          <table:table-cell office:value-type="float" office:value="94581" calcext:value-type="float">
            <text:p>94581</text:p>
          </table:table-cell>
          <table:table-cell table:formula="of:=[.E21]/[.D21]" office:value-type="float" office:value="0.000011822625" calcext:value-type="float">
            <text:p>1,182263E-005</text:p>
          </table:table-cell>
          <table:table-cell table:style-name="ce5"/>
          <table:table-cell table:style-name="ce1" office:value-type="float" office:value="1250" calcext:value-type="float">
            <text:p>1,25E+003</text:p>
          </table:table-cell>
          <table:table-cell table:number-columns-repeated="2"/>
          <table:table-cell table:formula="of:=[.F21]*[.H21]*100/1000*24*3600" office:value-type="float" office:value="127.68435" calcext:value-type="float">
            <text:p>127,68435</text:p>
          </table:table-cell>
          <table:table-cell/>
          <table:table-cell table:formula="of:=[.I21]=[.H21]" office:value-type="boolean" office:boolean-value="false" calcext:value-type="boolean">
            <text:p>FALSO</text:p>
          </table:table-cell>
          <table:table-cell table:formula="of:=[.F21]/[.G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ING_STRUCT</text:p>
          </table:table-cell>
          <table:table-cell office:value-type="float" office:value="8000000000" calcext:value-type="float">
            <text:p>8,00E+009</text:p>
          </table:table-cell>
          <table:table-cell office:value-type="float" office:value="27559" calcext:value-type="float">
            <text:p>27559</text:p>
          </table:table-cell>
          <table:table-cell table:formula="of:=[.E22]/[.D22]" office:value-type="float" office:value="0.000003444875" calcext:value-type="float">
            <text:p>3,444875E-006</text:p>
          </table:table-cell>
          <table:table-cell table:style-name="ce5"/>
          <table:table-cell table:style-name="ce1" office:value-type="float" office:value="100" calcext:value-type="float">
            <text:p>1,00E+002</text:p>
          </table:table-cell>
          <table:table-cell table:number-columns-repeated="2"/>
          <table:table-cell table:formula="of:=[.F22]*[.H22]*100/1000*24*3600" office:value-type="float" office:value="2.976372" calcext:value-type="float">
            <text:p>2,976372</text:p>
          </table:table-cell>
          <table:table-cell/>
          <table:table-cell table:formula="of:=[.I22]=[.H22]" office:value-type="boolean" office:boolean-value="false" calcext:value-type="boolean">
            <text:p>FALSO</text:p>
          </table:table-cell>
          <table:table-cell table:formula="of:=[.F22]/[.G22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UPPORT_PLATE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77770" calcext:value-type="float">
            <text:p>77770</text:p>
          </table:table-cell>
          <table:table-cell table:formula="of:=[.E23]/[.D23]" office:value-type="float" office:value="0.00518466666666667" calcext:value-type="float">
            <text:p>5,184667E-003</text:p>
          </table:table-cell>
          <table:table-cell office:value-type="float" office:value="0.005184667" calcext:value-type="float">
            <text:p>5,184667E-003</text:p>
          </table:table-cell>
          <table:table-cell table:style-name="ce1" office:value-type="float" office:value="12.4" calcext:value-type="float">
            <text:p>1,24E+001</text:p>
          </table:table-cell>
          <table:table-cell table:style-name="ce7" office:value-type="float" office:value="12.4" calcext:value-type="float">
            <text:p>1,24E+001</text:p>
          </table:table-cell>
          <table:table-cell/>
          <table:table-cell table:formula="of:=[.F23]*[.H23]*100/1000*24*3600" office:value-type="float" office:value="555.464448000001" calcext:value-type="float">
            <text:p>555,464448</text:p>
          </table:table-cell>
          <table:table-cell/>
          <table:table-cell table:formula="of:=[.I23]=[.H23]" office:value-type="boolean" office:boolean-value="true" calcext:value-type="boolean">
            <text:p>VERDADEIRO</text:p>
          </table:table-cell>
          <table:table-cell table:formula="of:=[.F23]/[.G23]" office:value-type="float" office:value="0.999999935707861" calcext:value-type="float">
            <text:p>0,9999999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SSEL</text:p>
          </table:table-cell>
          <table:table-cell office:value-type="float" office:value="200000000" calcext:value-type="float">
            <text:p>2,00E+008</text:p>
          </table:table-cell>
          <table:table-cell office:value-type="float" office:value="92395" calcext:value-type="float">
            <text:p>92395</text:p>
          </table:table-cell>
          <table:table-cell table:formula="of:=[.E24]/[.D24]" office:value-type="float" office:value="0.000461975" calcext:value-type="float">
            <text:p>4,619750E-004</text:p>
          </table:table-cell>
          <table:table-cell office:value-type="float" office:value="0.000461975" calcext:value-type="float">
            <text:p>4,619750E-004</text:p>
          </table:table-cell>
          <table:table-cell table:style-name="ce1" office:value-type="float" office:value="2840" calcext:value-type="float">
            <text:p>2,84E+003</text:p>
          </table:table-cell>
          <table:table-cell table:style-name="ce7" office:value-type="float" office:value="2840" calcext:value-type="float">
            <text:p>2,84E+003</text:p>
          </table:table-cell>
          <table:table-cell/>
          <table:table-cell table:formula="of:=[.F24]*[.H24]*100/1000*24*3600" office:value-type="float" office:value="11335.75776" calcext:value-type="float">
            <text:p>11335,75776</text:p>
          </table:table-cell>
          <table:table-cell/>
          <table:table-cell table:formula="of:=[.I24]=[.H24]" office:value-type="boolean" office:boolean-value="true" calcext:value-type="boolean">
            <text:p>VERDADEIRO</text:p>
          </table:table-cell>
          <table:table-cell table:formula="of:=[.F24]/[.G24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style-name="ce6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6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formula="of:=MIN(([.E8:.E24]))" office:value-type="float" office:value="12120" calcext:value-type="float">
            <text:p>12120</text:p>
          </table:table-cell>
          <table:table-cell table:style-name="Default" table:number-columns-repeated="2"/>
          <table:table-cell table:number-columns-repeated="5"/>
          <table:table-cell table:style-name="Default"/>
          <table:table-cell/>
        </table:table-row>
      </table:table>
      <table:table table:name="K40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ce9"/>
        <table:table-column table:style-name="co16" table:default-cell-style-name="ce4"/>
        <table:table-column table:style-name="co1" table:default-cell-style-name="ce1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 table:number-rows-repeated="4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string" calcext:value-type="string">
            <text:p>Co60</text:p>
          </table:table-cell>
          <table:table-cell office:value-type="string" calcext:value-type="string">
            <text:p>Bi214</text:p>
          </table:table-cell>
          <table:table-cell table:style-name="Default" office:value-type="string" calcext:value-type="string">
            <text:p>Tl208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table:style-name="Default" office:value-type="string" calcext:value-type="string">
            <text:p>Total act</text:p>
          </table:table-cell>
          <table:table-cell office:value-type="string" calcext:value-type="string">
            <text:p>Michel</text:p>
          </table:table-cell>
          <table:table-cell/>
          <table:table-cell office:value-type="string" calcext:value-type="string">
            <text:p>100 day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 calcext:value-type="string">
            <text:p>ANODE_QUARTZ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170487" calcext:value-type="float">
            <text:p>170487</text:p>
          </table:table-cell>
          <table:table-cell table:formula="of:=[.D9]/[.C9]" office:value-type="float" office:value="0.004262175" calcext:value-type="float">
            <text:p>4,2621750E-003</text:p>
          </table:table-cell>
          <table:table-cell office:value-type="float" office:value="0.004262175" calcext:value-type="float">
            <text:p>4,262175E-003</text:p>
          </table:table-cell>
          <table:table-cell table:style-name="Default" office:value-type="float" office:value="1.03" calcext:value-type="float">
            <text:p>1,03</text:p>
          </table:table-cell>
          <table:table-cell table:style-name="ce7" office:value-type="float" office:value="1.03" calcext:value-type="float">
            <text:p>1,03E+000</text:p>
          </table:table-cell>
          <table:table-cell/>
          <table:table-cell table:formula="of:=[.E9]*[.G9]*100/1000*24*3600" office:value-type="float" office:value="37.92994776" calcext:value-type="float">
            <text:p>37,92994776</text:p>
          </table:table-cell>
          <table:table-cell/>
          <table:table-cell table:formula="of:=[.G9]=[.H9]" office:value-type="boolean" office:boolean-value="true" calcext:value-type="boolean">
            <text:p>VERDADEIRO</text:p>
          </table:table-cell>
          <table:table-cell table:formula="of:=[.D9]-[.J9]" office:value-type="float" office:value="170449.07005224" calcext:value-type="float">
            <text:p>170449,07005224</text:p>
          </table:table-cell>
          <table:table-cell table:formula="of:=[.E9]/[.F9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FFER_TUBE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41527" calcext:value-type="float">
            <text:p>41527</text:p>
          </table:table-cell>
          <table:table-cell table:formula="of:=[.D10]/[.C10]" office:value-type="float" office:value="0.001038175" calcext:value-type="float">
            <text:p>1,0381750E-003</text:p>
          </table:table-cell>
          <table:table-cell office:value-type="float" office:value="0.001038175" calcext:value-type="float">
            <text:p>1,038175E-003</text:p>
          </table:table-cell>
          <table:table-cell office:value-type="float" office:value="13.8" calcext:value-type="float">
            <text:p>1,38E+001</text:p>
          </table:table-cell>
          <table:table-cell table:style-name="ce7" office:value-type="float" office:value="13.8" calcext:value-type="float">
            <text:p>1,38E+001</text:p>
          </table:table-cell>
          <table:table-cell/>
          <table:table-cell table:formula="of:=[.E10]*[.G10]*100/1000*24*3600" office:value-type="float" office:value="123.7836816" calcext:value-type="float">
            <text:p>123,7836816</text:p>
          </table:table-cell>
          <table:table-cell/>
          <table:table-cell table:formula="of:=[.G10]=[.H10]" office:value-type="boolean" office:boolean-value="true" calcext:value-type="boolean">
            <text:p>VERDADEIRO</text:p>
          </table:table-cell>
          <table:table-cell table:formula="of:=[.D10]-[.J10]" office:value-type="float" office:value="41403.2163184" calcext:value-type="float">
            <text:p>41403,2163184</text:p>
          </table:table-cell>
          <table:table-cell table:formula="of:=[.E10]/[.F10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ARRIER_PLATE</text:p>
          </table:table-cell>
          <table:table-cell table:style-name="ce1" office:value-type="float" office:value="400000000" calcext:value-type="float">
            <text:p>4,00E+008</text:p>
          </table:table-cell>
          <table:table-cell office:value-type="float" office:value="67057" calcext:value-type="float">
            <text:p>67057</text:p>
          </table:table-cell>
          <table:table-cell table:formula="of:=[.D11]/[.C11]" office:value-type="float" office:value="0.0001676425" calcext:value-type="float">
            <text:p>1,6764250E-004</text:p>
          </table:table-cell>
          <table:table-cell office:value-type="float" office:value="0.0001676425" calcext:value-type="float">
            <text:p>1,676425E-004</text:p>
          </table:table-cell>
          <table:table-cell office:value-type="float" office:value="13.3" calcext:value-type="float">
            <text:p>1,33E+001</text:p>
          </table:table-cell>
          <table:table-cell table:style-name="ce7" office:value-type="float" office:value="13.3" calcext:value-type="float">
            <text:p>1,33E+001</text:p>
          </table:table-cell>
          <table:table-cell/>
          <table:table-cell table:formula="of:=[.E11]*[.G11]*100/1000*24*3600" office:value-type="float" office:value="19.26413496" calcext:value-type="float">
            <text:p>19,26413496</text:p>
          </table:table-cell>
          <table:table-cell/>
          <table:table-cell table:formula="of:=[.G11]=[.H11]" office:value-type="boolean" office:boolean-value="true" calcext:value-type="boolean">
            <text:p>VERDADEIRO</text:p>
          </table:table-cell>
          <table:table-cell table:formula="of:=[.D11]-[.J11]" office:value-type="float" office:value="67037.73586504" calcext:value-type="float">
            <text:p>67037,73586504</text:p>
          </table:table-cell>
          <table:table-cell table:formula="of:=[.E11]/[.F11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B_PLUG</text:p>
          </table:table-cell>
          <table:table-cell table:style-name="ce1" office:value-type="float" office:value="2600000000" calcext:value-type="float">
            <text:p>2,60E+009</text:p>
          </table:table-cell>
          <table:table-cell office:value-type="float" office:value="11658" calcext:value-type="float">
            <text:p>11658</text:p>
          </table:table-cell>
          <table:table-cell table:formula="of:=[.D12]/[.C12]" office:value-type="float" office:value="0.00000448384615384615" calcext:value-type="float">
            <text:p>4,4838462E-006</text:p>
          </table:table-cell>
          <table:table-cell office:value-type="float" office:value="0.000004483846" calcext:value-type="float">
            <text:p>4,483846E-006</text:p>
          </table:table-cell>
          <table:table-cell office:value-type="float" office:value="95.2" calcext:value-type="float">
            <text:p>9,52E+001</text:p>
          </table:table-cell>
          <table:table-cell table:style-name="ce7" office:value-type="float" office:value="95.2" calcext:value-type="float">
            <text:p>9,52E+001</text:p>
          </table:table-cell>
          <table:table-cell/>
          <table:table-cell table:formula="of:=[.E12]*[.G12]*100/1000*24*3600" office:value-type="float" office:value="3.68808900923077" calcext:value-type="float">
            <text:p>3,6880890092</text:p>
          </table:table-cell>
          <table:table-cell/>
          <table:table-cell table:formula="of:=[.G12]=[.H12]" office:value-type="boolean" office:boolean-value="true" calcext:value-type="boolean">
            <text:p>VERDADEIRO</text:p>
          </table:table-cell>
          <table:table-cell table:formula="of:=[.D12]-[.J12]" office:value-type="float" office:value="11654.3119109908" calcext:value-type="float">
            <text:p>11654,3119109908</text:p>
          </table:table-cell>
          <table:table-cell table:formula="of:=[.E12]/[.F12]" office:value-type="float" office:value="1.0000000343112" calcext:value-type="float">
            <text:p>1,0000000343</text:p>
          </table:table-cell>
        </table:table-row>
        <table:table-row table:style-name="ro1">
          <table:table-cell/>
          <table:table-cell office:value-type="string" calcext:value-type="string">
            <text:p>DICE_BOARD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88043" calcext:value-type="float">
            <text:p>88043</text:p>
          </table:table-cell>
          <table:table-cell table:formula="of:=[.D13]/[.C13]" office:value-type="float" office:value="0.002201075" calcext:value-type="float">
            <text:p>2,2010750E-003</text:p>
          </table:table-cell>
          <table:table-cell office:value-type="float" office:value="0.002201075" calcext:value-type="float">
            <text:p>2,201075E-003</text:p>
          </table:table-cell>
          <table:table-cell office:value-type="float" office:value="407" calcext:value-type="float">
            <text:p>4,07E+002</text:p>
          </table:table-cell>
          <table:table-cell table:style-name="ce7" office:value-type="float" office:value="407" calcext:value-type="float">
            <text:p>4,07E+002</text:p>
          </table:table-cell>
          <table:table-cell/>
          <table:table-cell table:formula="of:=[.E13]*[.G13]*100/1000*24*3600" office:value-type="float" office:value="7740.036216" calcext:value-type="float">
            <text:p>7740,036216</text:p>
          </table:table-cell>
          <table:table-cell/>
          <table:table-cell table:formula="of:=[.G13]=[.H13]" office:value-type="boolean" office:boolean-value="true" calcext:value-type="boolean">
            <text:p>VERDADEIRO</text:p>
          </table:table-cell>
          <table:table-cell table:formula="of:=[.D13]-[.J13]" office:value-type="float" office:value="80302.963784" calcext:value-type="float">
            <text:p>80302,963784</text:p>
          </table:table-cell>
          <table:table-cell table:formula="of:=[.E13]/[.F1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FT_TUBE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94334" calcext:value-type="float">
            <text:p>94334</text:p>
          </table:table-cell>
          <table:table-cell table:formula="of:=[.D14]/[.C14]" office:value-type="float" office:value="0.00235835" calcext:value-type="float">
            <text:p>2,3583500E-003</text:p>
          </table:table-cell>
          <table:table-cell office:value-type="float" office:value="0.00235835" calcext:value-type="float">
            <text:p>2,358350E-003</text:p>
          </table:table-cell>
          <table:table-cell office:value-type="float" office:value="57.9" calcext:value-type="float">
            <text:p>5,79E+001</text:p>
          </table:table-cell>
          <table:table-cell table:style-name="ce7" office:value-type="float" office:value="57.9" calcext:value-type="float">
            <text:p>5,79E+001</text:p>
          </table:table-cell>
          <table:table-cell/>
          <table:table-cell table:formula="of:=[.E14]*[.G14]*100/1000*24*3600" office:value-type="float" office:value="1179.7787376" calcext:value-type="float">
            <text:p>1179,7787376</text:p>
          </table:table-cell>
          <table:table-cell/>
          <table:table-cell table:formula="of:=[.G14]=[.H14]" office:value-type="boolean" office:boolean-value="true" calcext:value-type="boolean">
            <text:p>VERDADEIRO</text:p>
          </table:table-cell>
          <table:table-cell table:formula="of:=[.D14]-[.J14]" office:value-type="float" office:value="93154.2212624" calcext:value-type="float">
            <text:p>93154,2212624</text:p>
          </table:table-cell>
          <table:table-cell table:formula="of:=[.E14]/[.F1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NCLOSURE_BODY</text:p>
          </table:table-cell>
          <table:table-cell table:style-name="ce1" office:value-type="float" office:value="650000000" calcext:value-type="float">
            <text:p>6,50E+008</text:p>
          </table:table-cell>
          <table:table-cell office:value-type="float" office:value="63949" calcext:value-type="float">
            <text:p>63949</text:p>
          </table:table-cell>
          <table:table-cell table:formula="of:=[.D15]/[.C15]" office:value-type="float" office:value="0.0000983830769230769" calcext:value-type="float">
            <text:p>9,8383077E-005</text:p>
          </table:table-cell>
          <table:table-cell office:value-type="float" office:value="0.00009838308" calcext:value-type="float">
            <text:p>9,838308E-005</text:p>
          </table:table-cell>
          <table:table-cell office:value-type="float" office:value="3.05" calcext:value-type="float">
            <text:p>3,05E+000</text:p>
          </table:table-cell>
          <table:table-cell table:style-name="ce7" office:value-type="float" office:value="3.05" calcext:value-type="float">
            <text:p>3,05E+000</text:p>
          </table:table-cell>
          <table:table-cell/>
          <table:table-cell table:formula="of:=[.E15]*[.G15]*100/1000*24*3600" office:value-type="float" office:value="2.59259084307692" calcext:value-type="float">
            <text:p>2,5925908431</text:p>
          </table:table-cell>
          <table:table-cell/>
          <table:table-cell table:formula="of:=[.G15]=[.H15]" office:value-type="boolean" office:boolean-value="true" calcext:value-type="boolean">
            <text:p>VERDADEIRO</text:p>
          </table:table-cell>
          <table:table-cell table:formula="of:=[.D15]-[.J15]" office:value-type="float" office:value="63946.4074091569" calcext:value-type="float">
            <text:p>63946,4074091569</text:p>
          </table:table-cell>
          <table:table-cell table:formula="of:=[.E15]/[.F15]" office:value-type="float" office:value="0.999999968725079" calcext:value-type="float">
            <text:p>0,9999999687</text:p>
          </table:table-cell>
        </table:table-row>
        <table:table-row table:style-name="ro1">
          <table:table-cell/>
          <table:table-cell office:value-type="string" calcext:value-type="string">
            <text:p>ENCLOSURE_WINDOW</text:p>
          </table:table-cell>
          <table:table-cell table:style-name="ce1" office:value-type="float" office:value="65000000" calcext:value-type="float">
            <text:p>6,50E+007</text:p>
          </table:table-cell>
          <table:table-cell office:value-type="float" office:value="59151" calcext:value-type="float">
            <text:p>59151</text:p>
          </table:table-cell>
          <table:table-cell table:formula="of:=[.D16]/[.C16]" office:value-type="float" office:value="0.000910015384615385" calcext:value-type="float">
            <text:p>9,1001538E-004</text:p>
          </table:table-cell>
          <table:table-cell office:value-type="float" office:value="0.0009100154" calcext:value-type="float">
            <text:p>9,100154E-004</text:p>
          </table:table-cell>
          <table:table-cell office:value-type="float" office:value="0.34" calcext:value-type="float">
            <text:p>3,40E-001</text:p>
          </table:table-cell>
          <table:table-cell table:style-name="ce7" office:value-type="float" office:value="0.34" calcext:value-type="float">
            <text:p>3,40E-001</text:p>
          </table:table-cell>
          <table:table-cell/>
          <table:table-cell table:formula="of:=[.E16]*[.G16]*100/1000*24*3600" office:value-type="float" office:value="2.67326119384616" calcext:value-type="float">
            <text:p>2,6732611938</text:p>
          </table:table-cell>
          <table:table-cell/>
          <table:table-cell table:formula="of:=[.G16]=[.H16]" office:value-type="boolean" office:boolean-value="true" calcext:value-type="boolean">
            <text:p>VERDADEIRO</text:p>
          </table:table-cell>
          <table:table-cell table:formula="of:=[.D16]-[.J16]" office:value-type="float" office:value="59148.3267388062" calcext:value-type="float">
            <text:p>59148,3267388062</text:p>
          </table:table-cell>
          <table:table-cell table:formula="of:=[.E16]/[.F16]" office:value-type="float" office:value="0.999999983094116" calcext:value-type="float">
            <text:p>0,9999999831</text:p>
          </table:table-cell>
        </table:table-row>
        <table:table-row table:style-name="ro1">
          <table:table-cell/>
          <table:table-cell office:value-type="string" calcext:value-type="string">
            <text:p>ICS</text:p>
          </table:table-cell>
          <table:table-cell table:style-name="ce1" office:value-type="float" office:value="150000000" calcext:value-type="float">
            <text:p>1,50E+008</text:p>
          </table:table-cell>
          <table:table-cell office:value-type="float" office:value="78660" calcext:value-type="float">
            <text:p>78660</text:p>
          </table:table-cell>
          <table:table-cell table:formula="of:=[.D17]/[.C17]" office:value-type="float" office:value="0.0005244" calcext:value-type="float">
            <text:p>5,2440000E-004</text:p>
          </table:table-cell>
          <table:table-cell office:value-type="float" office:value="0.0005244" calcext:value-type="float">
            <text:p>5,244000E-004</text:p>
          </table:table-cell>
          <table:table-cell office:value-type="float" office:value="38.1" calcext:value-type="float">
            <text:p>3,81E+001</text:p>
          </table:table-cell>
          <table:table-cell table:style-name="ce7" office:value-type="float" office:value="38.1" calcext:value-type="float">
            <text:p>3,81E+001</text:p>
          </table:table-cell>
          <table:table-cell/>
          <table:table-cell table:formula="of:=[.E17]*[.G17]*100/1000*24*3600" office:value-type="float" office:value="172.6240896" calcext:value-type="float">
            <text:p>172,6240896</text:p>
          </table:table-cell>
          <table:table-cell/>
          <table:table-cell table:formula="of:=[.G17]=[.H17]" office:value-type="boolean" office:boolean-value="true" calcext:value-type="boolean">
            <text:p>VERDADEIRO</text:p>
          </table:table-cell>
          <table:table-cell table:formula="of:=[.D17]-[.J17]" office:value-type="float" office:value="78487.3759104" calcext:value-type="float">
            <text:p>78487,3759104</text:p>
          </table:table-cell>
          <table:table-cell table:formula="of:=[.E17]/[.F1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PTICAL_PAD</text:p>
          </table:table-cell>
          <table:table-cell table:style-name="ce1" office:value-type="float" office:value="65000000" calcext:value-type="float">
            <text:p>6,50E+007</text:p>
          </table:table-cell>
          <table:table-cell office:value-type="float" office:value="56626" calcext:value-type="float">
            <text:p>56626</text:p>
          </table:table-cell>
          <table:table-cell table:formula="of:=[.D18]/[.C18]" office:value-type="float" office:value="0.000871169230769231" calcext:value-type="float">
            <text:p>8,7116923E-004</text:p>
          </table:table-cell>
          <table:table-cell office:value-type="float" office:value="0.0008711692" calcext:value-type="float">
            <text:p>8,711692E-004</text:p>
          </table:table-cell>
          <table:table-cell office:value-type="float" office:value="4.44" calcext:value-type="float">
            <text:p>4,44E+000</text:p>
          </table:table-cell>
          <table:table-cell table:style-name="ce7" office:value-type="float" office:value="4.44" calcext:value-type="float">
            <text:p>4,44E+000</text:p>
          </table:table-cell>
          <table:table-cell/>
          <table:table-cell table:formula="of:=[.E18]*[.G18]*100/1000*24*3600" office:value-type="float" office:value="33.4194455630769" calcext:value-type="float">
            <text:p>33,4194455631</text:p>
          </table:table-cell>
          <table:table-cell/>
          <table:table-cell table:formula="of:=[.G18]=[.H18]" office:value-type="boolean" office:boolean-value="true" calcext:value-type="boolean">
            <text:p>VERDADEIRO</text:p>
          </table:table-cell>
          <table:table-cell table:formula="of:=[.D18]-[.J18]" office:value-type="float" office:value="56592.5805544369" calcext:value-type="float">
            <text:p>56592,5805544369</text:p>
          </table:table-cell>
          <table:table-cell table:formula="of:=[.E18]/[.F18]" office:value-type="float" office:value="1.00000003531947" calcext:value-type="float">
            <text:p>1,0000000353</text:p>
          </table:table-cell>
        </table:table-row>
        <table:table-row table:style-name="ro1">
          <table:table-cell/>
          <table:table-cell office:value-type="string" calcext:value-type="string">
            <text:p>PEDESTAL</text:p>
          </table:table-cell>
          <table:table-cell table:number-columns-repeated="3"/>
          <table:table-cell table:style-name="ce5"/>
          <table:table-cell office:value-type="float" office:value="57.6" calcext:value-type="float">
            <text:p>5,76E+001</text:p>
          </table:table-cell>
          <table:table-cell table:number-columns-repeated="2"/>
          <table:table-cell table:formula="of:=[.E19]*[.G19]*100/1000*24*3600" office:value-type="float" office:value="0" calcext:value-type="float">
            <text:p>0</text:p>
          </table:table-cell>
          <table:table-cell/>
          <table:table-cell table:formula="of:=[.G19]=[.H19]" office:value-type="boolean" office:boolean-value="false" calcext:value-type="boolean">
            <text:p>FALSO</text:p>
          </table:table-cell>
          <table:table-cell table:formula="of:=[.D19]-[.J19]" office:value-type="float" office:value="0" calcext:value-type="float">
            <text:p>0</text:p>
          </table:table-cell>
          <table:table-cell table:formula="of:=[.E19]/[.F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MT_BASE</text:p>
          </table:table-cell>
          <table:table-cell table:style-name="ce1" office:value-type="float" office:value="150000000" calcext:value-type="float">
            <text:p>1,50E+008</text:p>
          </table:table-cell>
          <table:table-cell office:value-type="float" office:value="30338" calcext:value-type="float">
            <text:p>30338</text:p>
          </table:table-cell>
          <table:table-cell table:formula="of:=[.D20]/[.C20]" office:value-type="float" office:value="0.000202253333333333" calcext:value-type="float">
            <text:p>2,0225333E-004</text:p>
          </table:table-cell>
          <table:table-cell office:value-type="float" office:value="0.0002022533" calcext:value-type="float">
            <text:p>2,022533E-004</text:p>
          </table:table-cell>
          <table:table-cell office:value-type="float" office:value="25.5" calcext:value-type="float">
            <text:p>2,55E+001</text:p>
          </table:table-cell>
          <table:table-cell table:style-name="ce7" office:value-type="float" office:value="25.5" calcext:value-type="float">
            <text:p>2,55E+001</text:p>
          </table:table-cell>
          <table:table-cell/>
          <table:table-cell table:formula="of:=[.E20]*[.G20]*100/1000*24*3600" office:value-type="float" office:value="44.5604543999999" calcext:value-type="float">
            <text:p>44,5604544</text:p>
          </table:table-cell>
          <table:table-cell/>
          <table:table-cell table:formula="of:=[.G20]=[.H20]" office:value-type="boolean" office:boolean-value="true" calcext:value-type="boolean">
            <text:p>VERDADEIRO</text:p>
          </table:table-cell>
          <table:table-cell table:formula="of:=[.D20]-[.J20]" office:value-type="float" office:value="30293.4395456" calcext:value-type="float">
            <text:p>30293,4395456</text:p>
          </table:table-cell>
          <table:table-cell table:formula="of:=[.E20]/[.F20]" office:value-type="float" office:value="1.00000016480984" calcext:value-type="float">
            <text:p>1,0000001648</text:p>
          </table:table-cell>
        </table:table-row>
        <table:table-row table:style-name="ro1">
          <table:table-cell/>
          <table:table-cell office:value-type="string" calcext:value-type="string">
            <text:p>PMT_BODY</text:p>
          </table:table-cell>
          <table:table-cell table:style-name="ce1" office:value-type="float" office:value="150000000" calcext:value-type="float">
            <text:p>1,50E+008</text:p>
          </table:table-cell>
          <table:table-cell office:value-type="float" office:value="61111" calcext:value-type="float">
            <text:p>61111</text:p>
          </table:table-cell>
          <table:table-cell table:formula="of:=[.D21]/[.C21]" office:value-type="float" office:value="0.000407406666666667" calcext:value-type="float">
            <text:p>4,0740667E-004</text:p>
          </table:table-cell>
          <table:table-cell office:value-type="float" office:value="0.0004074067" calcext:value-type="float">
            <text:p>4,074067E-004</text:p>
          </table:table-cell>
          <table:table-cell office:value-type="float" office:value="145" calcext:value-type="float">
            <text:p>1,45E+002</text:p>
          </table:table-cell>
          <table:table-cell table:style-name="ce7" office:value-type="float" office:value="145" calcext:value-type="float">
            <text:p>1,45E+002</text:p>
          </table:table-cell>
          <table:table-cell/>
          <table:table-cell table:formula="of:=[.E21]*[.G21]*100/1000*24*3600" office:value-type="float" office:value="510.399072" calcext:value-type="float">
            <text:p>510,399072</text:p>
          </table:table-cell>
          <table:table-cell/>
          <table:table-cell table:formula="of:=[.G21]=[.H21]" office:value-type="boolean" office:boolean-value="true" calcext:value-type="boolean">
            <text:p>VERDADEIRO</text:p>
          </table:table-cell>
          <table:table-cell table:formula="of:=[.D21]-[.J21]" office:value-type="float" office:value="60600.600928" calcext:value-type="float">
            <text:p>60600,600928</text:p>
          </table:table-cell>
          <table:table-cell table:formula="of:=[.E21]/[.F21]" office:value-type="float" office:value="0.999999918181677" calcext:value-type="float">
            <text:p>0,9999999182</text:p>
          </table:table-cell>
        </table:table-row>
        <table:table-row table:style-name="ro1">
          <table:table-cell/>
          <table:table-cell office:value-type="string" calcext:value-type="string">
            <text:p>SHIELDING_LEAD</text:p>
          </table:table-cell>
          <table:table-cell table:number-columns-repeated="3"/>
          <table:table-cell table:style-name="ce5"/>
          <table:table-cell office:value-type="float" office:value="1870" calcext:value-type="float">
            <text:p>1,87E+003</text:p>
          </table:table-cell>
          <table:table-cell table:number-columns-repeated="2"/>
          <table:table-cell table:formula="of:=[.E22]*[.G22]*100/1000*24*3600" office:value-type="float" office:value="0" calcext:value-type="float">
            <text:p>0</text:p>
          </table:table-cell>
          <table:table-cell/>
          <table:table-cell table:formula="of:=[.G22]=[.H22]" office:value-type="boolean" office:boolean-value="false" calcext:value-type="boolean">
            <text:p>FALSO</text:p>
          </table:table-cell>
          <table:table-cell table:formula="of:=[.D22]-[.J22]" office:value-type="float" office:value="0" calcext:value-type="float">
            <text:p>0</text:p>
          </table:table-cell>
          <table:table-cell table:formula="of:=[.E22]/[.F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HIELDING_STRUCT</text:p>
          </table:table-cell>
          <table:table-cell table:number-columns-repeated="3"/>
          <table:table-cell table:style-name="ce5"/>
          <table:table-cell office:value-type="float" office:value="370000" calcext:value-type="float">
            <text:p>3,70E+005</text:p>
          </table:table-cell>
          <table:table-cell table:number-columns-repeated="2"/>
          <table:table-cell table:formula="of:=[.E23]*[.G23]*100/1000*24*3600" office:value-type="float" office:value="0" calcext:value-type="float">
            <text:p>0</text:p>
          </table:table-cell>
          <table:table-cell/>
          <table:table-cell table:formula="of:=[.G23]=[.H23]" office:value-type="boolean" office:boolean-value="false" calcext:value-type="boolean">
            <text:p>FALSO</text:p>
          </table:table-cell>
          <table:table-cell table:formula="of:=[.D23]-[.J23]" office:value-type="float" office:value="0" calcext:value-type="float">
            <text:p>0</text:p>
          </table:table-cell>
          <table:table-cell table:formula="of:=[.E23]/[.F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UPPORT_PLATE</text:p>
          </table:table-cell>
          <table:table-cell table:style-name="ce1" office:value-type="float" office:value="250000000" calcext:value-type="float">
            <text:p>2,50E+008</text:p>
          </table:table-cell>
          <table:table-cell office:value-type="float" office:value="79065" calcext:value-type="float">
            <text:p>79065</text:p>
          </table:table-cell>
          <table:table-cell table:formula="of:=[.D24]/[.C24]" office:value-type="float" office:value="0.00031626" calcext:value-type="float">
            <text:p>3,1626000E-004</text:p>
          </table:table-cell>
          <table:table-cell office:value-type="float" office:value="0.00031626" calcext:value-type="float">
            <text:p>3,162600E-004</text:p>
          </table:table-cell>
          <table:table-cell office:value-type="float" office:value="18.8" calcext:value-type="float">
            <text:p>1,88E+001</text:p>
          </table:table-cell>
          <table:table-cell table:style-name="ce7" office:value-type="float" office:value="18.8" calcext:value-type="float">
            <text:p>1,88E+001</text:p>
          </table:table-cell>
          <table:table-cell/>
          <table:table-cell table:formula="of:=[.E24]*[.G24]*100/1000*24*3600" office:value-type="float" office:value="51.37074432" calcext:value-type="float">
            <text:p>51,37074432</text:p>
          </table:table-cell>
          <table:table-cell/>
          <table:table-cell table:formula="of:=[.G24]=[.H24]" office:value-type="boolean" office:boolean-value="true" calcext:value-type="boolean">
            <text:p>VERDADEIRO</text:p>
          </table:table-cell>
          <table:table-cell table:formula="of:=[.D24]-[.J24]" office:value-type="float" office:value="79013.62925568" calcext:value-type="float">
            <text:p>79013,62925568</text:p>
          </table:table-cell>
          <table:table-cell table:formula="of:=[.E24]/[.F2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ESSEL</text:p>
          </table:table-cell>
          <table:table-cell table:style-name="ce1" office:value-type="float" office:value="2600000000" calcext:value-type="float">
            <text:p>2,60E+009</text:p>
          </table:table-cell>
          <table:table-cell office:value-type="float" office:value="80614" calcext:value-type="float">
            <text:p>80614</text:p>
          </table:table-cell>
          <table:table-cell table:formula="of:=[.D25]/[.C25]" office:value-type="float" office:value="0.0000310053846153846" calcext:value-type="float">
            <text:p>3,1005385E-005</text:p>
          </table:table-cell>
          <table:table-cell table:style-name="ce7" office:value-type="float" office:value="0.00003100538" calcext:value-type="float">
            <text:p>3,10E-005</text:p>
          </table:table-cell>
          <table:table-cell office:value-type="float" office:value="103" calcext:value-type="float">
            <text:p>1,03E+002</text:p>
          </table:table-cell>
          <table:table-cell table:style-name="ce7" office:value-type="float" office:value="103" calcext:value-type="float">
            <text:p>1,03E+002</text:p>
          </table:table-cell>
          <table:table-cell/>
          <table:table-cell table:formula="of:=[.E25]*[.G25]*100/1000*24*3600" office:value-type="float" office:value="27.5923118769231" calcext:value-type="float">
            <text:p>27,5923118769</text:p>
          </table:table-cell>
          <table:table-cell/>
          <table:table-cell table:formula="of:=[.G25]=[.H25]" office:value-type="boolean" office:boolean-value="true" calcext:value-type="boolean">
            <text:p>VERDADEIRO</text:p>
          </table:table-cell>
          <table:table-cell table:formula="of:=[.D25]-[.J25]" office:value-type="float" office:value="80586.4076881231" calcext:value-type="float">
            <text:p>80586,4076881231</text:p>
          </table:table-cell>
          <table:table-cell table:formula="of:=[.E25]/[.F25]" office:value-type="float" office:value="1.00000014885754" calcext:value-type="float">
            <text:p>1,0000001489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style-name="ce6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table:formula="of:=MIN(([.D9:.D25]))" office:value-type="float" office:value="11658" calcext:value-type="float">
            <text:p>1,17E+004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</table:table>
      <table:table table:name="Tl208" table:style-name="ta1">
        <table:table-column table:style-name="co1" table:default-cell-style-name="Default"/>
        <table:table-column table:style-name="co18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9" table:default-cell-style-name="ce4"/>
        <table:table-column table:style-name="co1" table:default-cell-style-name="ce1"/>
        <table:table-column table:style-name="co1" table:default-cell-style-name="ce7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table:style-name="Default" office:value-type="string" calcext:value-type="string">
            <text:p>Total act</text:p>
          </table:table-cell>
          <table:table-cell table:style-name="Default" office:value-type="string" calcext:value-type="string">
            <text:p>Michel</text:p>
          </table:table-cell>
          <table:table-cell/>
          <table:table-cell office:value-type="string" calcext:value-type="string">
            <text:p>100 días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ANODE_QUARTZ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264321" calcext:value-type="float">
            <text:p>264321</text:p>
          </table:table-cell>
          <table:table-cell table:formula="of:=[.D4]/[.C4]" office:value-type="float" office:value="0.0440535" calcext:value-type="float">
            <text:p>4,405350E-2</text:p>
          </table:table-cell>
          <table:table-cell office:value-type="float" office:value="0.0440535" calcext:value-type="float">
            <text:p>4,405350E-002</text:p>
          </table:table-cell>
          <table:table-cell table:number-columns-repeated="2" office:value-type="float" office:value="0.0541" calcext:value-type="float">
            <text:p>5,41E-002</text:p>
          </table:table-cell>
          <table:table-cell/>
          <table:table-cell table:formula="of:=[.E4]*[.G4]*100/1000*24*3600" office:value-type="float" office:value="20.591663184" calcext:value-type="float">
            <text:p>20,591663184</text:p>
          </table:table-cell>
          <table:table-cell/>
          <table:table-cell table:formula="of:=[.G4]=[.H4]" office:value-type="boolean" office:boolean-value="true" calcext:value-type="boolean">
            <text:p>VERDADEIRO</text:p>
          </table:table-cell>
          <table:table-cell table:formula="of:=[.E4]/[.F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FFER_TUBE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78015" calcext:value-type="float">
            <text:p>78015</text:p>
          </table:table-cell>
          <table:table-cell table:formula="of:=[.D5]/[.C5]" office:value-type="float" office:value="0.0130025" calcext:value-type="float">
            <text:p>1,300250E-2</text:p>
          </table:table-cell>
          <table:table-cell office:value-type="float" office:value="0.0130025" calcext:value-type="float">
            <text:p>1,300250E-002</text:p>
          </table:table-cell>
          <table:table-cell table:number-columns-repeated="2" office:value-type="float" office:value="0.0252" calcext:value-type="float">
            <text:p>2,52E-002</text:p>
          </table:table-cell>
          <table:table-cell/>
          <table:table-cell table:formula="of:=[.E5]*[.G5]*100/1000*24*3600" office:value-type="float" office:value="2.83100832" calcext:value-type="float">
            <text:p>2,83100832</text:p>
          </table:table-cell>
          <table:table-cell/>
          <table:table-cell table:formula="of:=[.G5]=[.H5]" office:value-type="boolean" office:boolean-value="true" calcext:value-type="boolean">
            <text:p>VERDADEIRO</text:p>
          </table:table-cell>
          <table:table-cell table:formula="of:=[.E5]/[.F5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RRIER_PLATE</text:p>
          </table:table-cell>
          <table:table-cell office:value-type="float" office:value="30000000" calcext:value-type="float">
            <text:p>3,00E+007</text:p>
          </table:table-cell>
          <table:table-cell office:value-type="float" office:value="74796" calcext:value-type="float">
            <text:p>74796</text:p>
          </table:table-cell>
          <table:table-cell table:formula="of:=[.D6]/[.C6]" office:value-type="float" office:value="0.0024932" calcext:value-type="float">
            <text:p>2,493200E-3</text:p>
          </table:table-cell>
          <table:table-cell office:value-type="float" office:value="0.0024932" calcext:value-type="float">
            <text:p>2,493200E-003</text:p>
          </table:table-cell>
          <table:table-cell table:number-columns-repeated="2" office:value-type="float" office:value="0.323" calcext:value-type="float">
            <text:p>3,23E-001</text:p>
          </table:table-cell>
          <table:table-cell/>
          <table:table-cell table:formula="of:=[.E6]*[.G6]*100/1000*24*3600" office:value-type="float" office:value="6.957823104" calcext:value-type="float">
            <text:p>6,957823104</text:p>
          </table:table-cell>
          <table:table-cell/>
          <table:table-cell table:formula="of:=[.G6]=[.H6]" office:value-type="boolean" office:boolean-value="true" calcext:value-type="boolean">
            <text:p>VERDADEIRO</text:p>
          </table:table-cell>
          <table:table-cell table:formula="of:=[.E6]/[.F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B_PLUG</text:p>
          </table:table-cell>
          <table:table-cell office:value-type="float" office:value="150000000" calcext:value-type="float">
            <text:p>1,50E+008</text:p>
          </table:table-cell>
          <table:table-cell office:value-type="float" office:value="16179" calcext:value-type="float">
            <text:p>16179</text:p>
          </table:table-cell>
          <table:table-cell table:formula="of:=[.D7]/[.C7]" office:value-type="float" office:value="0.00010786" calcext:value-type="float">
            <text:p>1,078600E-4</text:p>
          </table:table-cell>
          <table:table-cell office:value-type="float" office:value="0.00010786" calcext:value-type="float">
            <text:p>1,078600E-004</text:p>
          </table:table-cell>
          <table:table-cell table:number-columns-repeated="2" office:value-type="float" office:value="56" calcext:value-type="float">
            <text:p>5,60E+001</text:p>
          </table:table-cell>
          <table:table-cell/>
          <table:table-cell table:formula="of:=[.E7]*[.G7]*100/1000*24*3600" office:value-type="float" office:value="52.1869824" calcext:value-type="float">
            <text:p>52,1869824</text:p>
          </table:table-cell>
          <table:table-cell/>
          <table:table-cell table:formula="of:=[.G7]=[.H7]" office:value-type="boolean" office:boolean-value="true" calcext:value-type="boolean">
            <text:p>VERDADEIRO</text:p>
          </table:table-cell>
          <table:table-cell table:formula="of:=[.E7]/[.F7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DICE_BOARD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200461" calcext:value-type="float">
            <text:p>200461</text:p>
          </table:table-cell>
          <table:table-cell table:formula="of:=[.D8]/[.C8]" office:value-type="float" office:value="0.0334101666666667" calcext:value-type="float">
            <text:p>3,341017E-2</text:p>
          </table:table-cell>
          <table:table-cell office:value-type="float" office:value="0.03341017" calcext:value-type="float">
            <text:p>3,341017E-002</text:p>
          </table:table-cell>
          <table:table-cell table:number-columns-repeated="2" office:value-type="float" office:value="0.33" calcext:value-type="float">
            <text:p>3,30E-001</text:p>
          </table:table-cell>
          <table:table-cell/>
          <table:table-cell table:formula="of:=[.E8]*[.G8]*100/1000*24*3600" office:value-type="float" office:value="95.2590672000001" calcext:value-type="float">
            <text:p>95,2590672</text:p>
          </table:table-cell>
          <table:table-cell/>
          <table:table-cell table:formula="of:=[.G8]=[.H8]" office:value-type="boolean" office:boolean-value="true" calcext:value-type="boolean">
            <text:p>VERDADEIRO</text:p>
          </table:table-cell>
          <table:table-cell table:formula="of:=[.E8]/[.F8]" office:value-type="float" office:value="0.999999900229981" calcext:value-type="float">
            <text:p>0,9999999002</text:p>
          </table:table-cell>
        </table:table-row>
        <table:table-row table:style-name="ro2">
          <table:table-cell/>
          <table:table-cell office:value-type="string" calcext:value-type="string">
            <text:p>DRIFT_TUBE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183953" calcext:value-type="float">
            <text:p>183953</text:p>
          </table:table-cell>
          <table:table-cell table:formula="of:=[.D9]/[.C9]" office:value-type="float" office:value="0.0306588333333333" calcext:value-type="float">
            <text:p>3,065883E-2</text:p>
          </table:table-cell>
          <table:table-cell office:value-type="float" office:value="0.03065883" calcext:value-type="float">
            <text:p>3,065883E-002</text:p>
          </table:table-cell>
          <table:table-cell table:number-columns-repeated="2" office:value-type="float" office:value="0.172" calcext:value-type="float">
            <text:p>1,72E-001</text:p>
          </table:table-cell>
          <table:table-cell/>
          <table:table-cell table:formula="of:=[.E9]*[.G9]*100/1000*24*3600" office:value-type="float" office:value="45.5614790399999" calcext:value-type="float">
            <text:p>45,56147904</text:p>
          </table:table-cell>
          <table:table-cell/>
          <table:table-cell table:formula="of:=[.G9]=[.H9]" office:value-type="boolean" office:boolean-value="true" calcext:value-type="boolean">
            <text:p>VERDADEIRO</text:p>
          </table:table-cell>
          <table:table-cell table:formula="of:=[.E9]/[.F9]" office:value-type="float" office:value="1.00000010872343" calcext:value-type="float">
            <text:p>1,0000001087</text:p>
          </table:table-cell>
        </table:table-row>
        <table:table-row table:style-name="ro2">
          <table:table-cell/>
          <table:table-cell office:value-type="string" calcext:value-type="string">
            <text:p>ENCLOSURE_BODY</text:p>
          </table:table-cell>
          <table:table-cell office:value-type="float" office:value="50000000" calcext:value-type="float">
            <text:p>5,00E+007</text:p>
          </table:table-cell>
          <table:table-cell office:value-type="float" office:value="70827" calcext:value-type="float">
            <text:p>70827</text:p>
          </table:table-cell>
          <table:table-cell table:formula="of:=[.D10]/[.C10]" office:value-type="float" office:value="0.00141654" calcext:value-type="float">
            <text:p>1,416540E-3</text:p>
          </table:table-cell>
          <table:table-cell office:value-type="float" office:value="0.00141654" calcext:value-type="float">
            <text:p>1,416540E-003</text:p>
          </table:table-cell>
          <table:table-cell table:number-columns-repeated="2" office:value-type="float" office:value="0.0738" calcext:value-type="float">
            <text:p>7,38E-002</text:p>
          </table:table-cell>
          <table:table-cell/>
          <table:table-cell table:formula="of:=[.E10]*[.G10]*100/1000*24*3600" office:value-type="float" office:value="0.90323123328" calcext:value-type="float">
            <text:p>0,9032312333</text:p>
          </table:table-cell>
          <table:table-cell/>
          <table:table-cell table:formula="of:=[.G10]=[.H10]" office:value-type="boolean" office:boolean-value="true" calcext:value-type="boolean">
            <text:p>VERDADEIRO</text:p>
          </table:table-cell>
          <table:table-cell table:formula="of:=[.E10]/[.F10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NCLOSURE_WINDOW</text:p>
          </table:table-cell>
          <table:table-cell office:value-type="float" office:value="8000000" calcext:value-type="float">
            <text:p>8,00E+006</text:p>
          </table:table-cell>
          <table:table-cell office:value-type="float" office:value="83529" calcext:value-type="float">
            <text:p>83529</text:p>
          </table:table-cell>
          <table:table-cell table:formula="of:=[.D11]/[.C11]" office:value-type="float" office:value="0.010441125" calcext:value-type="float">
            <text:p>1,044113E-2</text:p>
          </table:table-cell>
          <table:table-cell office:value-type="float" office:value="0.01044113" calcext:value-type="float">
            <text:p>1,044113E-002</text:p>
          </table:table-cell>
          <table:table-cell table:number-columns-repeated="2" office:value-type="float" office:value="0.0713" calcext:value-type="float">
            <text:p>7,13E-002</text:p>
          </table:table-cell>
          <table:table-cell/>
          <table:table-cell table:formula="of:=[.E11]*[.G11]*100/1000*24*3600" office:value-type="float" office:value="6.432067116" calcext:value-type="float">
            <text:p>6,432067116</text:p>
          </table:table-cell>
          <table:table-cell/>
          <table:table-cell table:formula="of:=[.G11]=[.H11]" office:value-type="boolean" office:boolean-value="true" calcext:value-type="boolean">
            <text:p>VERDADEIRO</text:p>
          </table:table-cell>
          <table:table-cell table:formula="of:=[.E11]/[.F11]" office:value-type="float" office:value="0.999999521124629" calcext:value-type="float">
            <text:p>0,9999995211</text:p>
          </table:table-cell>
        </table:table-row>
        <table:table-row table:style-name="ro1">
          <table:table-cell/>
          <table:table-cell office:value-type="string" calcext:value-type="string">
            <text:p>ICS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11674" calcext:value-type="float">
            <text:p>11674</text:p>
          </table:table-cell>
          <table:table-cell table:formula="of:=[.D12]/[.C12]" office:value-type="float" office:value="0.000778266666666667" calcext:value-type="float">
            <text:p>7,782667E-4</text:p>
          </table:table-cell>
          <table:table-cell office:value-type="float" office:value="0.007782667" calcext:value-type="float">
            <text:p>7,782667E-003</text:p>
          </table:table-cell>
          <table:table-cell table:number-columns-repeated="2" office:value-type="float" office:value="0.923" calcext:value-type="float">
            <text:p>9,23E-001</text:p>
          </table:table-cell>
          <table:table-cell/>
          <table:table-cell table:formula="of:=[.E12]*[.G12]*100/1000*24*3600" office:value-type="float" office:value="6.206458752" calcext:value-type="float">
            <text:p>6,206458752</text:p>
          </table:table-cell>
          <table:table-cell/>
          <table:table-cell table:formula="of:=[.G12]=[.H12]" office:value-type="boolean" office:boolean-value="true" calcext:value-type="boolean">
            <text:p>VERDADEIRO</text:p>
          </table:table-cell>
          <table:table-cell table:formula="of:=[.E12]/[.F12]" office:value-type="float" office:value="0.0999999957169781" calcext:value-type="float">
            <text:p>0,0999999957</text:p>
          </table:table-cell>
        </table:table-row>
        <table:table-row table:style-name="ro1">
          <table:table-cell/>
          <table:table-cell office:value-type="string" calcext:value-type="string">
            <text:p>OPTICAL_PAD</text:p>
          </table:table-cell>
          <table:table-cell office:value-type="float" office:value="8000000" calcext:value-type="float">
            <text:p>8,00E+006</text:p>
          </table:table-cell>
          <table:table-cell office:value-type="float" office:value="84311" calcext:value-type="float">
            <text:p>84311</text:p>
          </table:table-cell>
          <table:table-cell table:formula="of:=[.D13]/[.C13]" office:value-type="float" office:value="0.010538875" calcext:value-type="float">
            <text:p>1,053888E-2</text:p>
          </table:table-cell>
          <table:table-cell office:value-type="float" office:value="0.01053887" calcext:value-type="float">
            <text:p>1,053887E-002</text:p>
          </table:table-cell>
          <table:table-cell table:number-columns-repeated="2" office:value-type="float" office:value="0.167" calcext:value-type="float">
            <text:p>1,67E-001</text:p>
          </table:table-cell>
          <table:table-cell/>
          <table:table-cell table:formula="of:=[.E13]*[.G13]*100/1000*24*3600" office:value-type="float" office:value="15.20633196" calcext:value-type="float">
            <text:p>15,20633196</text:p>
          </table:table-cell>
          <table:table-cell/>
          <table:table-cell table:formula="of:=[.G13]=[.H13]" office:value-type="boolean" office:boolean-value="true" calcext:value-type="boolean">
            <text:p>VERDADEIRO</text:p>
          </table:table-cell>
          <table:table-cell table:formula="of:=[.E13]/[.F13]" office:value-type="float" office:value="1.00000047443417" calcext:value-type="float">
            <text:p>1,0000004744</text:p>
          </table:table-cell>
        </table:table-row>
        <table:table-row table:style-name="ro1">
          <table:table-cell/>
          <table:table-cell office:value-type="string" calcext:value-type="string">
            <text:p>PEDESTAL</text:p>
          </table:table-cell>
          <table:table-cell office:value-type="float" office:value="150000000" calcext:value-type="float">
            <text:p>1,50E+008</text:p>
          </table:table-cell>
          <table:table-cell office:value-type="float" office:value="26532" calcext:value-type="float">
            <text:p>26532</text:p>
          </table:table-cell>
          <table:table-cell table:formula="of:=[.D14]/[.C14]" office:value-type="float" office:value="0.00017688" calcext:value-type="float">
            <text:p>1,768800E-4</text:p>
          </table:table-cell>
          <table:table-cell table:style-name="ce5"/>
          <table:table-cell office:value-type="float" office:value="54" calcext:value-type="float">
            <text:p>5,40E+001</text:p>
          </table:table-cell>
          <table:table-cell table:style-name="Default"/>
          <table:table-cell/>
          <table:table-cell table:formula="of:=[.E14]*[.G14]*100/1000*24*3600" office:value-type="float" office:value="82.5251328" calcext:value-type="float">
            <text:p>82,5251328</text:p>
          </table:table-cell>
          <table:table-cell/>
          <table:table-cell table:formula="of:=[.G14]=[.H14]" office:value-type="boolean" office:boolean-value="false" calcext:value-type="boolean">
            <text:p>FALSO</text:p>
          </table:table-cell>
          <table:table-cell table:formula="of:=[.E14]/[.F1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MT_BASE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40045" calcext:value-type="float">
            <text:p>40045</text:p>
          </table:table-cell>
          <table:table-cell table:formula="of:=[.D15]/[.C15]" office:value-type="float" office:value="0.00266966666666667" calcext:value-type="float">
            <text:p>2,669667E-3</text:p>
          </table:table-cell>
          <table:table-cell office:value-type="float" office:value="0.002669667" calcext:value-type="float">
            <text:p>2,669667E-003</text:p>
          </table:table-cell>
          <table:table-cell table:style-name="Default" office:value-type="float" office:value="2.3" calcext:value-type="float">
            <text:p>2,3</text:p>
          </table:table-cell>
          <table:table-cell office:value-type="float" office:value="2.3" calcext:value-type="float">
            <text:p>2,30E+000</text:p>
          </table:table-cell>
          <table:table-cell/>
          <table:table-cell table:formula="of:=[.E15]*[.G15]*100/1000*24*3600" office:value-type="float" office:value="53.0516160000001" calcext:value-type="float">
            <text:p>53,051616</text:p>
          </table:table-cell>
          <table:table-cell/>
          <table:table-cell table:formula="of:=[.G15]=[.H15]" office:value-type="boolean" office:boolean-value="true" calcext:value-type="boolean">
            <text:p>VERDADEIRO</text:p>
          </table:table-cell>
          <table:table-cell table:formula="of:=[.E15]/[.F15]" office:value-type="float" office:value="0.999999875140484" calcext:value-type="float">
            <text:p>0,9999998751</text:p>
          </table:table-cell>
        </table:table-row>
        <table:table-row table:style-name="ro1">
          <table:table-cell/>
          <table:table-cell office:value-type="string" calcext:value-type="string">
            <text:p>PMT_BODY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78290" calcext:value-type="float">
            <text:p>78290</text:p>
          </table:table-cell>
          <table:table-cell table:formula="of:=[.D16]/[.C16]" office:value-type="float" office:value="0.00521933333333333" calcext:value-type="float">
            <text:p>5,219333E-3</text:p>
          </table:table-cell>
          <table:table-cell office:value-type="float" office:value="0.005219333" calcext:value-type="float">
            <text:p>5,219333E-003</text:p>
          </table:table-cell>
          <table:table-cell table:style-name="Default" office:value-type="float" office:value="2.28" calcext:value-type="float">
            <text:p>2,28</text:p>
          </table:table-cell>
          <table:table-cell office:value-type="float" office:value="2.28" calcext:value-type="float">
            <text:p>2,28E+000</text:p>
          </table:table-cell>
          <table:table-cell/>
          <table:table-cell table:formula="of:=[.E16]*[.G16]*100/1000*24*3600" office:value-type="float" office:value="102.8166912" calcext:value-type="float">
            <text:p>102,8166912</text:p>
          </table:table-cell>
          <table:table-cell/>
          <table:table-cell table:formula="of:=[.G16]=[.H16]" office:value-type="boolean" office:boolean-value="true" calcext:value-type="boolean">
            <text:p>VERDADEIRO</text:p>
          </table:table-cell>
          <table:table-cell table:formula="of:=[.E16]/[.F16]" office:value-type="float" office:value="1.00000006386512" calcext:value-type="float">
            <text:p>1,0000000639</text:p>
          </table:table-cell>
        </table:table-row>
        <table:table-row table:style-name="ro1">
          <table:table-cell/>
          <table:table-cell office:value-type="string" calcext:value-type="string">
            <text:p>SHIELDING_LEAD</text:p>
          </table:table-cell>
          <table:table-cell office:value-type="float" office:value="3000000000" calcext:value-type="float">
            <text:p>3,00E+009</text:p>
          </table:table-cell>
          <table:table-cell office:value-type="float" office:value="84498" calcext:value-type="float">
            <text:p>84498</text:p>
          </table:table-cell>
          <table:table-cell table:formula="of:=[.D17]/[.C17]" office:value-type="float" office:value="0.000028166" calcext:value-type="float">
            <text:p>2,816600E-5</text:p>
          </table:table-cell>
          <table:table-cell table:style-name="ce5"/>
          <table:table-cell office:value-type="float" office:value="530" calcext:value-type="float">
            <text:p>5,30E+002</text:p>
          </table:table-cell>
          <table:table-cell table:style-name="Default"/>
          <table:table-cell/>
          <table:table-cell table:formula="of:=[.E17]*[.G17]*100/1000*24*3600" office:value-type="float" office:value="128.9777472" calcext:value-type="float">
            <text:p>128,9777472</text:p>
          </table:table-cell>
          <table:table-cell/>
          <table:table-cell table:formula="of:=[.G17]=[.H17]" office:value-type="boolean" office:boolean-value="false" calcext:value-type="boolean">
            <text:p>FALSO</text:p>
          </table:table-cell>
          <table:table-cell table:formula="of:=[.E17]/[.F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HIELDING_STRUCT</text:p>
          </table:table-cell>
          <table:table-cell office:value-type="float" office:value="3000000000" calcext:value-type="float">
            <text:p>3,00E+009</text:p>
          </table:table-cell>
          <table:table-cell office:value-type="float" office:value="25249" calcext:value-type="float">
            <text:p>25249</text:p>
          </table:table-cell>
          <table:table-cell table:formula="of:=[.D18]/[.C18]" office:value-type="float" office:value="0.00000841633333333333" calcext:value-type="float">
            <text:p>8,416333E-6</text:p>
          </table:table-cell>
          <table:table-cell table:style-name="ce5"/>
          <table:table-cell office:value-type="float" office:value="9400" calcext:value-type="float">
            <text:p>9,40E+003</text:p>
          </table:table-cell>
          <table:table-cell table:style-name="Default"/>
          <table:table-cell/>
          <table:table-cell table:formula="of:=[.E18]*[.G18]*100/1000*24*3600" office:value-type="float" office:value="683.540928" calcext:value-type="float">
            <text:p>683,540928</text:p>
          </table:table-cell>
          <table:table-cell/>
          <table:table-cell table:formula="of:=[.G18]=[.H18]" office:value-type="boolean" office:boolean-value="false" calcext:value-type="boolean">
            <text:p>FALSO</text:p>
          </table:table-cell>
          <table:table-cell table:formula="of:=[.E18]/[.F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UPPORT_PLATE</text:p>
          </table:table-cell>
          <table:table-cell office:value-type="float" office:value="20000000" calcext:value-type="float">
            <text:p>2,00E+007</text:p>
          </table:table-cell>
          <table:table-cell office:value-type="float" office:value="96747" calcext:value-type="float">
            <text:p>96747</text:p>
          </table:table-cell>
          <table:table-cell table:formula="of:=[.D19]/[.C19]" office:value-type="float" office:value="0.00483735" calcext:value-type="float">
            <text:p>4,837350E-3</text:p>
          </table:table-cell>
          <table:table-cell office:value-type="float" office:value="0.00483735" calcext:value-type="float">
            <text:p>4,837350E-003</text:p>
          </table:table-cell>
          <table:table-cell table:number-columns-repeated="2" office:value-type="float" office:value="0.455" calcext:value-type="float">
            <text:p>4,55E-001</text:p>
          </table:table-cell>
          <table:table-cell/>
          <table:table-cell table:formula="of:=[.E19]*[.G19]*100/1000*24*3600" office:value-type="float" office:value="19.01659032" calcext:value-type="float">
            <text:p>19,01659032</text:p>
          </table:table-cell>
          <table:table-cell/>
          <table:table-cell table:formula="of:=[.G19]=[.H19]" office:value-type="boolean" office:boolean-value="true" calcext:value-type="boolean">
            <text:p>VERDADEIRO</text:p>
          </table:table-cell>
          <table:table-cell table:formula="of:=[.E19]/[.F19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ESSEL</text:p>
          </table:table-cell>
          <table:table-cell office:value-type="float" office:value="150000000" calcext:value-type="float">
            <text:p>1,50E+008</text:p>
          </table:table-cell>
          <table:table-cell office:value-type="float" office:value="106012" calcext:value-type="float">
            <text:p>106012</text:p>
          </table:table-cell>
          <table:table-cell table:formula="of:=[.D20]/[.C20]" office:value-type="float" office:value="0.000706746666666667" calcext:value-type="float">
            <text:p>7,067467E-4</text:p>
          </table:table-cell>
          <table:table-cell office:value-type="float" office:value="0.0007067467" calcext:value-type="float">
            <text:p>7,067467E-004</text:p>
          </table:table-cell>
          <table:table-cell table:number-columns-repeated="2" office:value-type="float" office:value="96.8" calcext:value-type="float">
            <text:p>9,68E+001</text:p>
          </table:table-cell>
          <table:table-cell/>
          <table:table-cell table:formula="of:=[.E20]*[.G20]*100/1000*24*3600" office:value-type="float" office:value="591.08898816" calcext:value-type="float">
            <text:p>591,08898816</text:p>
          </table:table-cell>
          <table:table-cell/>
          <table:table-cell table:formula="of:=[.G20]=[.H20]" office:value-type="boolean" office:boolean-value="true" calcext:value-type="boolean">
            <text:p>VERDADEIRO</text:p>
          </table:table-cell>
          <table:table-cell table:formula="of:=[.E20]/[.F20]" office:value-type="float" office:value="0.999999952835531" calcext:value-type="float">
            <text:p>0,9999999528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formula="of:=MIN(([.D4:.D20]))" office:value-type="float" office:value="11674" calcext:value-type="float">
            <text:p>11674</text:p>
          </table:table-cell>
          <table:table-cell table:style-name="Default" table:number-columns-repeated="4"/>
          <table:table-cell table:number-columns-repeated="3"/>
          <table:table-cell table:style-name="Default"/>
          <table:table-cell/>
        </table:table-row>
      </table:table>
      <table:table table:name="Eventos simulados" table:style-name="ta1">
        <table:shapes>
          <draw:frame draw:z-index="0" draw:name="Eventos esperados en 100 días" draw:style-name="gr1" draw:text-style-name="P1" svg:width="41.165cm" svg:height="17.837cm" svg:x="0cm" svg:y="0.362cm">
            <draw:object draw:notify-on-update-of-ranges="K40.B9:K40.B25 K40.B5:K40.B5 K40.C9:K40.C25 K40.D5:K40.D5 Bi214.C8:Bi214.C24 K40.E5:K40.E5 Tl208.C4:Tl208.C20 K40.C5:K40.C5 Co60.D8:Co60.D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eficiencia" table:style-name="ta1">
        <table:shapes>
          <draw:frame draw:z-index="0" draw:name="Eventos esperados en 100 días" draw:style-name="gr1" draw:text-style-name="P1" svg:width="40.343cm" svg:height="19.44cm" svg:x="0.046cm" svg:y="0cm">
            <draw:object draw:notify-on-update-of-ranges="K40.B9:K40.B25 K40.B5:K40.B5 K40.E9:K40.E25 K40.D5:K40.D5 Bi214.E8:Bi214.E24 K40.E5:K40.E5 Tl208.E4:Tl208.E20 K40.C5:K40.C5 Co60.F8:Co60.F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eventos esperados" table:style-name="ta1">
        <table:shapes>
          <draw:frame draw:z-index="0" draw:name="Eventos esperados en 100 días" draw:style-name="gr1" draw:text-style-name="P1" svg:width="48.99cm" svg:height="23.135cm" svg:x="0cm" svg:y="0.091cm">
            <draw:object draw:notify-on-update-of-ranges="K40.B9:K40.B25 K40.B5:K40.B5 K40.J9:K40.J25 K40.D5:K40.D5 Bi214.J8:Bi214.J24 K40.E5:K40.E5 Tl208.J4:Tl208.J20 K40.C5:K40.C5 Co60.K8:Co60.K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i214.B8:Bi214.F2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o60.C8:Co60.F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K40.B9:K40.E2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l208.B4:Tl208.E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gl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15" number:min-integer-digits="1"/>
    </number:number-style>
    <number:number-style style:name="N115">
      <number:scientific-number number:decimal-places="6" number:min-integer-digits="1" number:min-exponent-digits="3"/>
    </number:number-style>
    <number:number-style style:name="N116">
      <number:scientific-number number:decimal-places="7" number:min-integer-digits="1" number:min-exponent-digits="3"/>
    </number:number-style>
    <number:number-style style:name="N117">
      <number:scientific-number number:decimal-places="6" number:min-integer-digits="1" number:min-exponent-digits="1"/>
    </number:number-style>
    <number:number-style style:name="N118">
      <number:scientific-number number:decimal-places="0" number:min-integer-digits="7" number:grouping="true" number:min-exponent-digits="1"/>
    </number:number-style>
    <number:number-style style:name="N10104P0" style:volatile="true" number:language="gl" number:country="ES">
      <number:text>€ </number:text>
      <number:number number:decimal-places="0" number:min-integer-digits="1" number:grouping="true"/>
    </number:number-style>
    <number:number-style style:name="N10104" number:language="gl" number:country="ES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gl" number:country="ES">
      <number:text>€ </number:text>
      <number:number number:decimal-places="0" number:min-integer-digits="1" number:grouping="true"/>
    </number:number-style>
    <number:number-style style:name="N10105" number:language="gl" number:country="ES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gl" number:country="ES">
      <number:text>€ </number:text>
      <number:number number:decimal-places="2" number:min-integer-digits="1" number:grouping="true"/>
    </number:number-style>
    <number:number-style style:name="N10107" number:language="gl" number:country="ES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gl" number:country="ES">
      <number:text>€ </number:text>
      <number:number number:decimal-places="2" number:min-integer-digits="1" number:grouping="true"/>
    </number:number-style>
    <number:number-style style:name="N10108" number:language="gl" number:country="ES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gl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gl" number:country="ES">
      <number:day number:style="long"/>
      <number:text>-</number:text>
      <number:month number:textual="true"/>
    </number:date-style>
    <number:date-style style:name="N10111" number:language="gl" number:country="ES">
      <number:month number:textual="true"/>
      <number:text>-</number:text>
      <number:year/>
    </number:date-style>
    <number:time-style style:name="N10112" number:language="gl" number:country="ES">
      <number:hours/>
      <number:text>:</number:text>
      <number:minutes number:style="long"/>
      <number:text> </number:text>
      <number:am-pm/>
    </number:time-style>
    <number:time-style style:name="N10113" number:language="gl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gl" number:country="ES">
      <number:hours/>
      <number:text>:</number:text>
      <number:minutes number:style="long"/>
    </number:time-style>
    <number:time-style style:name="N10115" number:language="gl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gl" number:country="ES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0117P0" style:volatile="true" number:language="gl" number:country="ES">
      <number:number number:decimal-places="0" number:min-integer-digits="1" number:grouping="true"/>
    </number:number-style>
    <number:number-style style:name="N10117" number:language="gl" number:country="ES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gl" number:country="ES">
      <number:number number:decimal-places="0" number:min-integer-digits="1" number:grouping="true"/>
    </number:number-style>
    <number:number-style style:name="N10118" number:language="gl" number:country="ES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gl" number:country="ES">
      <number:number number:decimal-places="2" number:min-integer-digits="1" number:grouping="true"/>
    </number:number-style>
    <number:number-style style:name="N10119" number:language="gl" number:country="ES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gl" number:country="ES">
      <number:number number:decimal-places="2" number:min-integer-digits="1" number:grouping="true"/>
    </number:number-style>
    <number:number-style style:name="N10120" number:language="gl" number:country="ES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gl" number:country="ES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gl" number:country="ES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gl" number:country="ES">
      <loext:fill-character> </loext:fill-character>
      <number:text>- </number:text>
    </number:number-style>
    <number:text-style style:name="N10124" number:language="gl" number:country="ES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gl" number:country="ES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gl" number:country="ES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gl" number:country="ES">
      <number:text> € </number:text>
      <loext:fill-character> </loext:fill-character>
      <number:text>- </number:text>
    </number:number-style>
    <number:text-style style:name="N10128" number:language="gl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gl" number:country="ES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gl" number:country="ES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gl" number:country="ES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gl" number:country="E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gl" number:country="ES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gl" number:country="ES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gl" number:country="ES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gl" number:country="E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8:00:43.868176372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1:37:53.269537441</meta:creation-date>
    <meta:editing-duration>PT8H5M59S</meta:editing-duration>
    <meta:editing-cycles>5</meta:editing-cycles>
    <meta:generator>LibreOffice/4.2.8.2$Linux_X86_64 LibreOffice_project/420m0$Build-2</meta:generator>
    <dc:date>2016-01-15T22:00:07.501843401</dc:date>
    <meta:document-statistic meta:table-count="7" meta:cell-count="7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991cm" svg:height="23.136cm" xlink:href=".." xlink:type="simple" chart:class="chart:bar" chart:style-name="ch1">
        <chart:legend chart:legend-position="end" svg:x="47.363cm" svg:y="10.522cm" style:legend-expansion="high" chart:style-name="ch2"/>
        <chart:plot-area chart:style-name="ch3" table:cell-range-address="K40.B9:K40.B25 K40.B5:K40.C5 K40.J9:K40.J25 K40.D5:K40.E5 Bi214.J8:Bi214.J24 Tl208.J4:Tl208.J20 Co60.K8:Co60.K24" chart:data-source-has-labels="both" svg:x="0.116cm" svg:y="0.763cm" svg:width="45.767cm" svg:height="22.456cm">
          <chartooo:coordinate-region svg:x="1.478cm" svg:y="0.962cm" svg:width="44.405cm" svg:height="21.212cm"/>
          <chart:axis chart:dimension="x" chart:name="primary-x" chart:style-name="ch4" chartooo:axis-type="auto">
            <chartooo:date-scale/>
            <chart:categories table:cell-range-address="K40.B9:K40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40.J9:K40.J25" chart:label-cell-address="K40.B5:K40.B5" chart:class="chart:bar">
            <chart:data-point chart:repeated="17"/>
          </chart:series>
          <chart:series chart:style-name="ch8" chart:values-cell-range-address="Bi214.J8:Bi214.J24" chart:label-cell-address="K40.D5:K40.D5" chart:class="chart:bar">
            <chart:data-point chart:repeated="17"/>
          </chart:series>
          <chart:series chart:style-name="ch9" chart:values-cell-range-address="Tl208.J4:Tl208.J20" chart:label-cell-address="K40.E5:K40.E5" chart:class="chart:bar">
            <chart:data-point chart:repeated="17"/>
          </chart:series>
          <chart:series chart:style-name="ch10" chart:values-cell-range-address="Co60.K8:Co60.K24" chart:label-cell-address="K40.C5:K40.C5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40</text:p>
                <draw:g>
                  <svg:desc>K40.B5:K40.B5</svg:desc>
                </draw:g>
              </table:table-cell>
              <table:table-cell office:value-type="string">
                <text:p>Bi214</text:p>
                <draw:g>
                  <svg:desc>K40.D5:K40.D5</svg:desc>
                </draw:g>
              </table:table-cell>
              <table:table-cell office:value-type="string">
                <text:p>Tl208</text:p>
                <draw:g>
                  <svg:desc>K40.E5:K40.E5</svg:desc>
                </draw:g>
              </table:table-cell>
              <table:table-cell office:value-type="string">
                <text:p>Co60</text:p>
                <draw:g>
                  <svg:desc>K40.C5:K4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DE_QUARTZ</text:p>
                <draw:g>
                  <svg:desc>K40.B9:K40.B25</svg:desc>
                </draw:g>
              </table:table-cell>
              <table:table-cell office:value-type="float" office:value="37.92994776">
                <text:p>37.92994776</text:p>
                <draw:g>
                  <svg:desc>K40.J9:K40.J25</svg:desc>
                </draw:g>
              </table:table-cell>
              <table:table-cell office:value-type="float" office:value="92.01438144">
                <text:p>92.01438144</text:p>
                <draw:g>
                  <svg:desc>Bi214.J8:Bi214.J24</svg:desc>
                </draw:g>
              </table:table-cell>
              <table:table-cell office:value-type="float" office:value="20.591663184">
                <text:p>20.591663184</text:p>
                <draw:g>
                  <svg:desc>Tl208.J4:Tl208.J20</svg:desc>
                </draw:g>
              </table:table-cell>
              <table:table-cell office:value-type="float" office:value="0">
                <text:p>0</text:p>
                <draw:g>
                  <svg:desc>Co60.K8:Co60.K24</svg:desc>
                </draw:g>
              </table:table-cell>
            </table:table-row>
            <table:table-row>
              <table:table-cell office:value-type="string">
                <text:p>BUFFER_TUBE</text:p>
              </table:table-cell>
              <table:table-cell office:value-type="float" office:value="123.7836816">
                <text:p>123.7836816</text:p>
              </table:table-cell>
              <table:table-cell office:value-type="float" office:value="17.6114503384615">
                <text:p>17.6114503384615</text:p>
              </table:table-cell>
              <table:table-cell office:value-type="float" office:value="2.83100832">
                <text:p>2.83100832</text:p>
              </table:table-cell>
              <table:table-cell office:value-type="float" office:value="35.71782912">
                <text:p>35.71782912</text:p>
              </table:table-cell>
            </table:table-row>
            <table:table-row>
              <table:table-cell office:value-type="string">
                <text:p>CARRIER_PLATE</text:p>
              </table:table-cell>
              <table:table-cell office:value-type="float" office:value="19.26413496">
                <text:p>19.26413496</text:p>
              </table:table-cell>
              <table:table-cell office:value-type="float" office:value="31.42093248">
                <text:p>31.42093248</text:p>
              </table:table-cell>
              <table:table-cell office:value-type="float" office:value="6.957823104">
                <text:p>6.957823104</text:p>
              </table:table-cell>
              <table:table-cell office:value-type="float" office:value="202.951671552">
                <text:p>202.951671552</text:p>
              </table:table-cell>
            </table:table-row>
            <table:table-row>
              <table:table-cell office:value-type="string">
                <text:p>DB_PLUG</text:p>
              </table:table-cell>
              <table:table-cell office:value-type="float" office:value="3.68808900923077">
                <text:p>3.68808900923077</text:p>
              </table:table-cell>
              <table:table-cell office:value-type="float" office:value="56.1285288">
                <text:p>56.1285288</text:p>
              </table:table-cell>
              <table:table-cell office:value-type="float" office:value="52.1869824">
                <text:p>52.1869824</text:p>
              </table:table-cell>
              <table:table-cell office:value-type="float" office:value="0.43981056">
                <text:p>0.43981056</text:p>
              </table:table-cell>
            </table:table-row>
            <table:table-row>
              <table:table-cell office:value-type="string">
                <text:p>DICE_BOARD</text:p>
              </table:table-cell>
              <table:table-cell office:value-type="float" office:value="7740.036216">
                <text:p>7740.036216</text:p>
              </table:table-cell>
              <table:table-cell office:value-type="float" office:value="421.255402338462">
                <text:p>421.255402338462</text:p>
              </table:table-cell>
              <table:table-cell office:value-type="float" office:value="95.2590672">
                <text:p>95.2590672</text:p>
              </table:table-cell>
              <table:table-cell office:value-type="float" office:value="77.38818624">
                <text:p>77.38818624</text:p>
              </table:table-cell>
            </table:table-row>
            <table:table-row>
              <table:table-cell office:value-type="string">
                <text:p>DRIFT_TUBE</text:p>
              </table:table-cell>
              <table:table-cell office:value-type="float" office:value="1179.7787376">
                <text:p>1179.7787376</text:p>
              </table:table-cell>
              <table:table-cell office:value-type="float" office:value="212.2633728">
                <text:p>212.2633728</text:p>
              </table:table-cell>
              <table:table-cell office:value-type="float" office:value="45.56147904">
                <text:p>45.56147904</text:p>
              </table:table-cell>
              <table:table-cell office:value-type="float" office:value="346.13804736">
                <text:p>346.13804736</text:p>
              </table:table-cell>
            </table:table-row>
            <table:table-row>
              <table:table-cell office:value-type="string">
                <text:p>ENCLOSURE_BODY</text:p>
              </table:table-cell>
              <table:table-cell office:value-type="float" office:value="2.59259084307692">
                <text:p>2.59259084307692</text:p>
              </table:table-cell>
              <table:table-cell office:value-type="float" office:value="4.19379552">
                <text:p>4.19379552</text:p>
              </table:table-cell>
              <table:table-cell office:value-type="float" office:value="0.90323123328">
                <text:p>0.90323123328</text:p>
              </table:table-cell>
              <table:table-cell office:value-type="float" office:value="26.62817328">
                <text:p>26.62817328</text:p>
              </table:table-cell>
            </table:table-row>
            <table:table-row>
              <table:table-cell office:value-type="string">
                <text:p>ENCLOSURE_WINDOW</text:p>
              </table:table-cell>
              <table:table-cell office:value-type="float" office:value="2.67326119384615">
                <text:p>2.67326119384615</text:p>
              </table:table-cell>
              <table:table-cell office:value-type="float" office:value="39.29768448">
                <text:p>39.29768448</text:p>
              </table:table-cell>
              <table:table-cell office:value-type="float" office:value="6.432067116">
                <text:p>6.432067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CS</text:p>
              </table:table-cell>
              <table:table-cell office:value-type="float" office:value="172.6240896">
                <text:p>172.6240896</text:p>
              </table:table-cell>
              <table:table-cell office:value-type="float" office:value="289.186516224">
                <text:p>289.186516224</text:p>
              </table:table-cell>
              <table:table-cell office:value-type="float" office:value="6.206458752">
                <text:p>6.206458752</text:p>
              </table:table-cell>
              <table:table-cell office:value-type="float" office:value="1849.913856">
                <text:p>1849.913856</text:p>
              </table:table-cell>
            </table:table-row>
            <table:table-row>
              <table:table-cell office:value-type="string">
                <text:p>OPTICAL_PAD</text:p>
              </table:table-cell>
              <table:table-cell office:value-type="float" office:value="33.4194455630769">
                <text:p>33.4194455630769</text:p>
              </table:table-cell>
              <table:table-cell office:value-type="float" office:value="40.7770896">
                <text:p>40.7770896</text:p>
              </table:table-cell>
              <table:table-cell office:value-type="float" office:value="15.20633196">
                <text:p>15.20633196</text:p>
              </table:table-cell>
              <table:table-cell office:value-type="float" office:value="15.5710512">
                <text:p>15.5710512</text:p>
              </table:table-cell>
            </table:table-row>
            <table:table-row>
              <table:table-cell office:value-type="string">
                <text:p>PEDESTAL</text:p>
              </table:table-cell>
              <table:table-cell office:value-type="float" office:value="0">
                <text:p>0</text:p>
              </table:table-cell>
              <table:table-cell office:value-type="float" office:value="86.2300944">
                <text:p>86.2300944</text:p>
              </table:table-cell>
              <table:table-cell office:value-type="float" office:value="82.5251328">
                <text:p>82.5251328</text:p>
              </table:table-cell>
              <table:table-cell office:value-type="float" office:value="1313.177184">
                <text:p>1313.177184</text:p>
              </table:table-cell>
            </table:table-row>
            <table:table-row>
              <table:table-cell office:value-type="string">
                <text:p>PMT_BASE</text:p>
              </table:table-cell>
              <table:table-cell office:value-type="float" office:value="44.5604544">
                <text:p>44.5604544</text:p>
              </table:table-cell>
              <table:table-cell office:value-type="float" office:value="110.426295168">
                <text:p>110.426295168</text:p>
              </table:table-cell>
              <table:table-cell office:value-type="float" office:value="53.051616">
                <text:p>53.051616</text:p>
              </table:table-cell>
              <table:table-cell office:value-type="float" office:value="5.89492512">
                <text:p>5.89492512</text:p>
              </table:table-cell>
            </table:table-row>
            <table:table-row>
              <table:table-cell office:value-type="string">
                <text:p>PMT_BODY</text:p>
              </table:table-cell>
              <table:table-cell office:value-type="float" office:value="510.399072">
                <text:p>510.399072</text:p>
              </table:table-cell>
              <table:table-cell office:value-type="float" office:value="134.75040768">
                <text:p>134.75040768</text:p>
              </table:table-cell>
              <table:table-cell office:value-type="float" office:value="102.8166912">
                <text:p>102.8166912</text:p>
              </table:table-cell>
              <table:table-cell office:value-type="float" office:value="2726.281728">
                <text:p>2726.281728</text:p>
              </table:table-cell>
            </table:table-row>
            <table:table-row>
              <table:table-cell office:value-type="string">
                <text:p>SHIELDING_LEAD</text:p>
              </table:table-cell>
              <table:table-cell office:value-type="float" office:value="0">
                <text:p>0</text:p>
              </table:table-cell>
              <table:table-cell office:value-type="float" office:value="375.141534545455">
                <text:p>375.141534545455</text:p>
              </table:table-cell>
              <table:table-cell office:value-type="float" office:value="128.9777472">
                <text:p>128.9777472</text:p>
              </table:table-cell>
              <table:table-cell office:value-type="float" office:value="127.68435">
                <text:p>127.68435</text:p>
              </table:table-cell>
            </table:table-row>
            <table:table-row>
              <table:table-cell office:value-type="string">
                <text:p>SHIELDING_STRUCT</text:p>
              </table:table-cell>
              <table:table-cell office:value-type="float" office:value="0">
                <text:p>0</text:p>
              </table:table-cell>
              <table:table-cell office:value-type="float" office:value="2115.09556363636">
                <text:p>2115.09556363636</text:p>
              </table:table-cell>
              <table:table-cell office:value-type="float" office:value="683.540928">
                <text:p>683.540928</text:p>
              </table:table-cell>
              <table:table-cell office:value-type="float" office:value="2.976372">
                <text:p>2.976372</text:p>
              </table:table-cell>
            </table:table-row>
            <table:table-row>
              <table:table-cell office:value-type="string">
                <text:p>SUPPORT_PLATE</text:p>
              </table:table-cell>
              <table:table-cell office:value-type="float" office:value="51.37074432">
                <text:p>51.37074432</text:p>
              </table:table-cell>
              <table:table-cell office:value-type="float" office:value="86.25457152">
                <text:p>86.25457152</text:p>
              </table:table-cell>
              <table:table-cell office:value-type="float" office:value="19.01659032">
                <text:p>19.01659032</text:p>
              </table:table-cell>
              <table:table-cell office:value-type="float" office:value="555.464448">
                <text:p>555.464448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27.5923118769231">
                <text:p>27.5923118769231</text:p>
              </table:table-cell>
              <table:table-cell office:value-type="float" office:value="674.9047008">
                <text:p>674.9047008</text:p>
              </table:table-cell>
              <table:table-cell office:value-type="float" office:value="591.08898816">
                <text:p>591.08898816</text:p>
              </table:table-cell>
              <table:table-cell office:value-type="float" office:value="11335.75776">
                <text:p>11335.7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100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166cm" svg:height="17.838cm" xlink:href=".." xlink:type="simple" chart:class="chart:bar" chart:style-name="ch1">
        <chart:legend svg:x="39.574cm" svg:y="7.093cm" style:legend-expansion="custom" chartooo:width="1.416cm" chartooo:height="2.632cm" style:legend-expansion-aspect-ratio="0.537993920972644" chart:style-name="ch2"/>
        <chart:plot-area chart:style-name="ch3" table:cell-range-address="K40.B9:K40.C25 K40.B5:K40.C5 K40.D5:K40.E5 Bi214.C8:Bi214.C24 Tl208.C4:Tl208.C20 Co60.D8:Co60.D24" chart:data-source-has-labels="both" svg:x="0.343cm" svg:y="0.262cm" svg:width="39.23cm" svg:height="17.597cm">
          <chartooo:coordinate-region svg:x="2.261cm" svg:y="0.461cm" svg:width="37.312cm" svg:height="16.353cm"/>
          <chart:axis chart:dimension="x" chart:name="primary-x" chart:style-name="ch4" chartooo:axis-type="auto">
            <chartooo:date-scale/>
            <chart:categories table:cell-range-address="K40.B9:K40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40.C9:K40.C25" chart:label-cell-address="K40.B5:K40.B5" chart:class="chart:bar">
            <chart:data-point chart:repeated="17"/>
          </chart:series>
          <chart:series chart:style-name="ch8" chart:values-cell-range-address="Bi214.C8:Bi214.C24" chart:label-cell-address="K40.D5:K40.D5" chart:class="chart:bar">
            <chart:data-point chart:repeated="17"/>
          </chart:series>
          <chart:series chart:style-name="ch9" chart:values-cell-range-address="Tl208.C4:Tl208.C20" chart:label-cell-address="K40.E5:K40.E5" chart:class="chart:bar">
            <chart:data-point chart:repeated="17"/>
          </chart:series>
          <chart:series chart:style-name="ch10" chart:values-cell-range-address="Co60.D8:Co60.D24" chart:label-cell-address="K40.C5:K40.C5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40</text:p>
                <draw:g>
                  <svg:desc>K40.B5:K40.B5</svg:desc>
                </draw:g>
              </table:table-cell>
              <table:table-cell office:value-type="string">
                <text:p>Bi214</text:p>
                <draw:g>
                  <svg:desc>K40.D5:K40.D5</svg:desc>
                </draw:g>
              </table:table-cell>
              <table:table-cell office:value-type="string">
                <text:p>Tl208</text:p>
                <draw:g>
                  <svg:desc>K40.E5:K40.E5</svg:desc>
                </draw:g>
              </table:table-cell>
              <table:table-cell office:value-type="string">
                <text:p>Co60</text:p>
                <draw:g>
                  <svg:desc>K40.C5:K4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DE_QUARTZ</text:p>
                <draw:g>
                  <svg:desc>K40.B9:K40.B25</svg:desc>
                </draw:g>
              </table:table-cell>
              <table:table-cell office:value-type="float" office:value="40000000">
                <text:p>40000000</text:p>
                <draw:g>
                  <svg:desc>K40.C9:K40.C25</svg:desc>
                </draw:g>
              </table:table-cell>
              <table:table-cell office:value-type="float" office:value="6000000">
                <text:p>6000000</text:p>
                <draw:g>
                  <svg:desc>Bi214.C8:Bi214.C24</svg:desc>
                </draw:g>
              </table:table-cell>
              <table:table-cell office:value-type="float" office:value="6000000">
                <text:p>6000000</text:p>
                <draw:g>
                  <svg:desc>Tl208.C4:Tl208.C20</svg:desc>
                </draw:g>
              </table:table-cell>
              <table:table-cell office:value-type="float" office:value="3000000">
                <text:p>3000000</text:p>
                <draw:g>
                  <svg:desc>Co60.D8:Co60.D24</svg:desc>
                </draw:g>
              </table:table-cell>
            </table:table-row>
            <table:table-row>
              <table:table-cell office:value-type="string">
                <text:p>BUFFER_TUBE</text:p>
              </table:table-cell>
              <table:table-cell office:value-type="float" office:value="40000000">
                <text:p>40000000</text:p>
              </table:table-cell>
              <table:table-cell office:value-type="float" office:value="6500000">
                <text:p>6500000</text:p>
              </table:table-cell>
              <table:table-cell office:value-type="float" office:value="6000000">
                <text:p>600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CARRIER_PLATE</text:p>
              </table:table-cell>
              <table:table-cell office:value-type="float" office:value="400000000">
                <text:p>400000000</text:p>
              </table:table-cell>
              <table:table-cell office:value-type="float" office:value="60000000">
                <text:p>60000000</text:p>
              </table:table-cell>
              <table:table-cell office:value-type="float" office:value="30000000">
                <text:p>30000000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string">
                <text:p>DB_PLUG</text:p>
              </table:table-cell>
              <table:table-cell office:value-type="float" office:value="2600000000">
                <text:p>26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150000000">
                <text:p>15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DICE_BOARD</text:p>
              </table:table-cell>
              <table:table-cell office:value-type="float" office:value="40000000">
                <text:p>40000000</text:p>
              </table:table-cell>
              <table:table-cell office:value-type="float" office:value="6500000">
                <text:p>6500000</text:p>
              </table:table-cell>
              <table:table-cell office:value-type="float" office:value="6000000">
                <text:p>600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DRIFT_TUBE</text:p>
              </table:table-cell>
              <table:table-cell office:value-type="float" office:value="40000000">
                <text:p>40000000</text:p>
              </table:table-cell>
              <table:table-cell office:value-type="float" office:value="6500000">
                <text:p>6500000</text:p>
              </table:table-cell>
              <table:table-cell office:value-type="float" office:value="6000000">
                <text:p>600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ENCLOSURE_BODY</text:p>
              </table:table-cell>
              <table:table-cell office:value-type="float" office:value="650000000">
                <text:p>65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40000000">
                <text:p>40000000</text:p>
              </table:table-cell>
            </table:table-row>
            <table:table-row>
              <table:table-cell office:value-type="string">
                <text:p>ENCLOSURE_WINDOW</text:p>
              </table:table-cell>
              <table:table-cell office:value-type="float" office:value="65000000">
                <text:p>65000000</text:p>
              </table:table-cell>
              <table:table-cell office:value-type="float" office:value="9000000">
                <text:p>9000000</text:p>
              </table:table-cell>
              <table:table-cell office:value-type="float" office:value="8000000">
                <text:p>8000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ICS</text:p>
              </table:table-cell>
              <table:table-cell office:value-type="float" office:value="150000000">
                <text:p>150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OPTICAL_PAD</text:p>
              </table:table-cell>
              <table:table-cell office:value-type="float" office:value="65000000">
                <text:p>65000000</text:p>
              </table:table-cell>
              <table:table-cell office:value-type="float" office:value="9000000">
                <text:p>9000000</text:p>
              </table:table-cell>
              <table:table-cell office:value-type="float" office:value="8000000">
                <text:p>8000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PEDESTAL</text:p>
              </table:table-cell>
              <table:table-cell office:value-type="float" office:value="NaN">
                <text:p>NaN</text:p>
              </table:table-cell>
              <table:table-cell office:value-type="float" office:value="400000000">
                <text:p>400000000</text:p>
              </table:table-cell>
              <table:table-cell office:value-type="float" office:value="150000000">
                <text:p>15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PMT_BASE</text:p>
              </table:table-cell>
              <table:table-cell office:value-type="float" office:value="150000000">
                <text:p>150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PMT_BODY</text:p>
              </table:table-cell>
              <table:table-cell office:value-type="float" office:value="150000000">
                <text:p>150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SHIELDING_LEAD</text:p>
              </table:table-cell>
              <table:table-cell office:value-type="float" office:value="NaN">
                <text:p>NaN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8000000000">
                <text:p>8000000000</text:p>
              </table:table-cell>
            </table:table-row>
            <table:table-row>
              <table:table-cell office:value-type="string">
                <text:p>SHIELDING_STRUCT</text:p>
              </table:table-cell>
              <table:table-cell office:value-type="float" office:value="NaN">
                <text:p>NaN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8000000000">
                <text:p>8000000000</text:p>
              </table:table-cell>
            </table:table-row>
            <table:table-row>
              <table:table-cell office:value-type="string">
                <text:p>SUPPORT_PLATE</text:p>
              </table:table-cell>
              <table:table-cell office:value-type="float" office:value="250000000">
                <text:p>250000000</text:p>
              </table:table-cell>
              <table:table-cell office:value-type="float" office:value="35000000">
                <text:p>35000000</text:p>
              </table:table-cell>
              <table:table-cell office:value-type="float" office:value="20000000">
                <text:p>20000000</text:p>
              </table:table-cell>
              <table:table-cell office:value-type="float" office:value="15000000">
                <text:p>15000000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2600000000">
                <text:p>26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150000000">
                <text:p>150000000</text:p>
              </table:table-cell>
              <table:table-cell office:value-type="float" office:value="200000000">
                <text:p>20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scientific-number number:decimal-places="6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true" chart:minimum="0.00001" chart:maximum="0.0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344cm" svg:height="19.441cm" xlink:href=".." xlink:type="simple" chart:class="chart:bar" chart:style-name="ch1">
        <chart:legend chart:legend-position="end" svg:x="38.716cm" svg:y="8.674cm" style:legend-expansion="high" chart:style-name="ch2"/>
        <chart:plot-area chart:style-name="ch3" table:cell-range-address="K40.B9:K40.B25 K40.B5:K40.C5 K40.E9:K40.E25 K40.D5:K40.E5 Bi214.E8:Bi214.E24 Tl208.E4:Tl208.E20 Co60.F8:Co60.F24" chart:data-source-has-labels="both" svg:x="-0.913cm" svg:y="0.808cm" svg:width="38.697cm" svg:height="18.868cm">
          <chartooo:coordinate-region svg:x="1.217cm" svg:y="0.808cm" svg:width="36.567cm" svg:height="17.824cm"/>
          <chart:axis chart:dimension="x" chart:name="primary-x" chart:style-name="ch4" chartooo:axis-type="auto">
            <chartooo:date-scale/>
            <chart:categories table:cell-range-address="K40.B9:K40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40.E9:K40.E25" chart:label-cell-address="K40.B5:K40.B5" chart:class="chart:bar">
            <chart:data-point chart:repeated="17"/>
          </chart:series>
          <chart:series chart:style-name="ch8" chart:values-cell-range-address="Bi214.E8:Bi214.E24" chart:label-cell-address="K40.D5:K40.D5" chart:class="chart:bar">
            <chart:data-point chart:repeated="17"/>
          </chart:series>
          <chart:series chart:style-name="ch9" chart:values-cell-range-address="Tl208.E4:Tl208.E20" chart:label-cell-address="K40.E5:K40.E5" chart:class="chart:bar">
            <chart:data-point chart:repeated="17"/>
          </chart:series>
          <chart:series chart:style-name="ch10" chart:values-cell-range-address="Co60.F8:Co60.F24" chart:label-cell-address="K40.C5:K40.C5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40</text:p>
                <draw:g>
                  <svg:desc>K40.B5:K40.B5</svg:desc>
                </draw:g>
              </table:table-cell>
              <table:table-cell office:value-type="string">
                <text:p>Bi214</text:p>
                <draw:g>
                  <svg:desc>K40.D5:K40.D5</svg:desc>
                </draw:g>
              </table:table-cell>
              <table:table-cell office:value-type="string">
                <text:p>Tl208</text:p>
                <draw:g>
                  <svg:desc>K40.E5:K40.E5</svg:desc>
                </draw:g>
              </table:table-cell>
              <table:table-cell office:value-type="string">
                <text:p>Co60</text:p>
                <draw:g>
                  <svg:desc>K40.C5:K4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DE_QUARTZ</text:p>
                <draw:g>
                  <svg:desc>K40.B9:K40.B25</svg:desc>
                </draw:g>
              </table:table-cell>
              <table:table-cell office:value-type="float" office:value="0.004262175">
                <text:p>0.004262175</text:p>
                <draw:g>
                  <svg:desc>K40.E9:K40.E25</svg:desc>
                </draw:g>
              </table:table-cell>
              <table:table-cell office:value-type="float" office:value="0.0318856666666667">
                <text:p>0.0318856666666667</text:p>
                <draw:g>
                  <svg:desc>Bi214.E8:Bi214.E24</svg:desc>
                </draw:g>
              </table:table-cell>
              <table:table-cell office:value-type="float" office:value="0.0440535">
                <text:p>0.0440535</text:p>
                <draw:g>
                  <svg:desc>Tl208.E4:Tl208.E20</svg:desc>
                </draw:g>
              </table:table-cell>
              <table:table-cell office:value-type="float" office:value="0.0393533333333333">
                <text:p>0.0393533333333333</text:p>
                <draw:g>
                  <svg:desc>Co60.F8:Co60.F24</svg:desc>
                </draw:g>
              </table:table-cell>
            </table:table-row>
            <table:table-row>
              <table:table-cell office:value-type="string">
                <text:p>BUFFER_TUBE</text:p>
              </table:table-cell>
              <table:table-cell office:value-type="float" office:value="0.001038175">
                <text:p>0.001038175</text:p>
              </table:table-cell>
              <table:table-cell office:value-type="float" office:value="0.00994323076923077">
                <text:p>0.00994323076923077</text:p>
              </table:table-cell>
              <table:table-cell office:value-type="float" office:value="0.0130025">
                <text:p>0.0130025</text:p>
              </table:table-cell>
              <table:table-cell office:value-type="float" office:value="0.017819">
                <text:p>0.017819</text:p>
              </table:table-cell>
            </table:table-row>
            <table:table-row>
              <table:table-cell office:value-type="string">
                <text:p>CARRIER_PLATE</text:p>
              </table:table-cell>
              <table:table-cell office:value-type="float" office:value="0.0001676425">
                <text:p>0.0001676425</text:p>
              </table:table-cell>
              <table:table-cell office:value-type="float" office:value="0.00140956666666667">
                <text:p>0.00140956666666667</text:p>
              </table:table-cell>
              <table:table-cell office:value-type="float" office:value="0.0024932">
                <text:p>0.0024932</text:p>
              </table:table-cell>
              <table:table-cell office:value-type="float" office:value="0.00266324">
                <text:p>0.00266324</text:p>
              </table:table-cell>
            </table:table-row>
            <table:table-row>
              <table:table-cell office:value-type="string">
                <text:p>DB_PLUG</text:p>
              </table:table-cell>
              <table:table-cell office:value-type="float" office:value="0.00000448384615384615">
                <text:p>0.00000448384615384615</text:p>
              </table:table-cell>
              <table:table-cell office:value-type="float" office:value="0.0000362925">
                <text:p>0.0000362925</text:p>
              </table:table-cell>
              <table:table-cell office:value-type="float" office:value="0.00010786">
                <text:p>0.00010786</text:p>
              </table:table-cell>
              <table:table-cell office:value-type="float" office:value="0.0000606">
                <text:p>0.0000606</text:p>
              </table:table-cell>
            </table:table-row>
            <table:table-row>
              <table:table-cell office:value-type="string">
                <text:p>DICE_BOARD</text:p>
              </table:table-cell>
              <table:table-cell office:value-type="float" office:value="0.002201075">
                <text:p>0.002201075</text:p>
              </table:table-cell>
              <table:table-cell office:value-type="float" office:value="0.0229983076923077">
                <text:p>0.0229983076923077</text:p>
              </table:table-cell>
              <table:table-cell office:value-type="float" office:value="0.0334101666666667">
                <text:p>0.0334101666666667</text:p>
              </table:table-cell>
              <table:table-cell office:value-type="float" office:value="0.039458">
                <text:p>0.039458</text:p>
              </table:table-cell>
            </table:table-row>
            <table:table-row>
              <table:table-cell office:value-type="string">
                <text:p>DRIFT_TUBE</text:p>
              </table:table-cell>
              <table:table-cell office:value-type="float" office:value="0.00235835">
                <text:p>0.00235835</text:p>
              </table:table-cell>
              <table:table-cell office:value-type="float" office:value="0.0236226153846154">
                <text:p>0.0236226153846154</text:p>
              </table:table-cell>
              <table:table-cell office:value-type="float" office:value="0.0306588333333333">
                <text:p>0.0306588333333333</text:p>
              </table:table-cell>
              <table:table-cell office:value-type="float" office:value="0.0414723333333333">
                <text:p>0.0414723333333333</text:p>
              </table:table-cell>
            </table:table-row>
            <table:table-row>
              <table:table-cell office:value-type="string">
                <text:p>ENCLOSURE_BODY</text:p>
              </table:table-cell>
              <table:table-cell office:value-type="float" office:value="0.0000983830769230769">
                <text:p>0.0000983830769230769</text:p>
              </table:table-cell>
              <table:table-cell office:value-type="float" office:value="0.0008227">
                <text:p>0.0008227</text:p>
              </table:table-cell>
              <table:table-cell office:value-type="float" office:value="0.00141654">
                <text:p>0.00141654</text:p>
              </table:table-cell>
              <table:table-cell office:value-type="float" office:value="0.001525725">
                <text:p>0.001525725</text:p>
              </table:table-cell>
            </table:table-row>
            <table:table-row>
              <table:table-cell office:value-type="string">
                <text:p>ENCLOSURE_WINDOW</text:p>
              </table:table-cell>
              <table:table-cell office:value-type="float" office:value="0.000910015384615385">
                <text:p>0.000910015384615385</text:p>
              </table:table-cell>
              <table:table-cell office:value-type="float" office:value="0.00906044444444444">
                <text:p>0.00906044444444444</text:p>
              </table:table-cell>
              <table:table-cell office:value-type="float" office:value="0.010441125">
                <text:p>0.010441125</text:p>
              </table:table-cell>
              <table:table-cell office:value-type="float" office:value="0.01616075">
                <text:p>0.01616075</text:p>
              </table:table-cell>
            </table:table-row>
            <table:table-row>
              <table:table-cell office:value-type="string">
                <text:p>ICS</text:p>
              </table:table-cell>
              <table:table-cell office:value-type="float" office:value="0.0005244">
                <text:p>0.0005244</text:p>
              </table:table-cell>
              <table:table-cell office:value-type="float" office:value="0.00453532">
                <text:p>0.00453532</text:p>
              </table:table-cell>
              <table:table-cell office:value-type="float" office:value="0.000778266666666667">
                <text:p>0.000778266666666667</text:p>
              </table:table-cell>
              <table:table-cell office:value-type="float" office:value="0.00849644444444444">
                <text:p>0.00849644444444444</text:p>
              </table:table-cell>
            </table:table-row>
            <table:table-row>
              <table:table-cell office:value-type="string">
                <text:p>OPTICAL_PAD</text:p>
              </table:table-cell>
              <table:table-cell office:value-type="float" office:value="0.000871169230769231">
                <text:p>0.000871169230769231</text:p>
              </table:table-cell>
              <table:table-cell office:value-type="float" office:value="0.00835322222222222">
                <text:p>0.00835322222222222</text:p>
              </table:table-cell>
              <table:table-cell office:value-type="float" office:value="0.010538875">
                <text:p>0.010538875</text:p>
              </table:table-cell>
              <table:table-cell office:value-type="float" office:value="0.01553625">
                <text:p>0.01553625</text:p>
              </table:table-cell>
            </table:table-row>
            <table:table-row>
              <table:table-cell office:value-type="string">
                <text:p>PEDESTAL</text:p>
              </table:table-cell>
              <table:table-cell office:value-type="float" office:value="NaN">
                <text:p>NaN</text:p>
              </table:table-cell>
              <table:table-cell office:value-type="float" office:value="0.0000601225">
                <text:p>0.0000601225</text:p>
              </table:table-cell>
              <table:table-cell office:value-type="float" office:value="0.00017688">
                <text:p>0.00017688</text:p>
              </table:table-cell>
              <table:table-cell office:value-type="float" office:value="0.000096195">
                <text:p>0.000096195</text:p>
              </table:table-cell>
            </table:table-row>
            <table:table-row>
              <table:table-cell office:value-type="string">
                <text:p>PMT_BASE</text:p>
              </table:table-cell>
              <table:table-cell office:value-type="float" office:value="0.000202253333333333">
                <text:p>0.000202253333333333</text:p>
              </table:table-cell>
              <table:table-cell office:value-type="float" office:value="0.00181804">
                <text:p>0.00181804</text:p>
              </table:table-cell>
              <table:table-cell office:value-type="float" office:value="0.00266966666666667">
                <text:p>0.00266966666666667</text:p>
              </table:table-cell>
              <table:table-cell office:value-type="float" office:value="0.003361">
                <text:p>0.003361</text:p>
              </table:table-cell>
            </table:table-row>
            <table:table-row>
              <table:table-cell office:value-type="string">
                <text:p>PMT_BODY</text:p>
              </table:table-cell>
              <table:table-cell office:value-type="float" office:value="0.000407406666666667">
                <text:p>0.000407406666666667</text:p>
              </table:table-cell>
              <table:table-cell office:value-type="float" office:value="0.00371336">
                <text:p>0.00371336</text:p>
              </table:table-cell>
              <table:table-cell office:value-type="float" office:value="0.00521933333333333">
                <text:p>0.00521933333333333</text:p>
              </table:table-cell>
              <table:table-cell office:value-type="float" office:value="0.00691977777777778">
                <text:p>0.00691977777777778</text:p>
              </table:table-cell>
            </table:table-row>
            <table:table-row>
              <table:table-cell office:value-type="string">
                <text:p>SHIELDING_LEAD</text:p>
              </table:table-cell>
              <table:table-cell office:value-type="float" office:value="NaN">
                <text:p>NaN</text:p>
              </table:table-cell>
              <table:table-cell office:value-type="float" office:value="0.00000796681818181818">
                <text:p>0.00000796681818181818</text:p>
              </table:table-cell>
              <table:table-cell office:value-type="float" office:value="0.000028166">
                <text:p>0.000028166</text:p>
              </table:table-cell>
              <table:table-cell office:value-type="float" office:value="0.000011822625">
                <text:p>0.000011822625</text:p>
              </table:table-cell>
            </table:table-row>
            <table:table-row>
              <table:table-cell office:value-type="string">
                <text:p>SHIELDING_STRUCT</text:p>
              </table:table-cell>
              <table:table-cell office:value-type="float" office:value="NaN">
                <text:p>NaN</text:p>
              </table:table-cell>
              <table:table-cell office:value-type="float" office:value="0.00000233145454545455">
                <text:p>0.00000233145454545455</text:p>
              </table:table-cell>
              <table:table-cell office:value-type="float" office:value="0.00000841633333333333">
                <text:p>0.00000841633333333333</text:p>
              </table:table-cell>
              <table:table-cell office:value-type="float" office:value="0.000003444875">
                <text:p>0.000003444875</text:p>
              </table:table-cell>
            </table:table-row>
            <table:table-row>
              <table:table-cell office:value-type="string">
                <text:p>SUPPORT_PLATE</text:p>
              </table:table-cell>
              <table:table-cell office:value-type="float" office:value="0.00031626">
                <text:p>0.00031626</text:p>
              </table:table-cell>
              <table:table-cell office:value-type="float" office:value="0.00274262857142857">
                <text:p>0.00274262857142857</text:p>
              </table:table-cell>
              <table:table-cell office:value-type="float" office:value="0.00483735">
                <text:p>0.00483735</text:p>
              </table:table-cell>
              <table:table-cell office:value-type="float" office:value="0.00518466666666667">
                <text:p>0.00518466666666667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0.0000310053846153846">
                <text:p>0.0000310053846153846</text:p>
              </table:table-cell>
              <table:table-cell office:value-type="float" office:value="0.00026301">
                <text:p>0.00026301</text:p>
              </table:table-cell>
              <table:table-cell office:value-type="float" office:value="0.000706746666666667">
                <text:p>0.000706746666666667</text:p>
              </table:table-cell>
              <table:table-cell office:value-type="float" office:value="0.000461975">
                <text:p>0.0004619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